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4">
      <style:graphic-properties draw:auto-grow-height="true" fo:min-height="12.18cm"/>
    </style:style>
    <style:style style:name="pr10" style:family="presentation" style:parent-style-name="Standard-subtitle" style:list-style-name="L5">
      <style:graphic-properties draw:auto-grow-height="true" fo:min-height="12.18cm"/>
    </style:style>
    <style:style style:name="P1" style:family="paragraph">
      <style:text-properties fo:color="#000000" style:font-name="Calibri3"/>
    </style:style>
    <style:style style:name="P2" style:family="paragraph">
      <style:text-properties style:font-name="Ebrima3"/>
    </style:style>
    <style:style style:name="P3" style:family="paragraph">
      <style:paragraph-properties fo:text-align="center"/>
    </style:style>
    <style:style style:name="P4" style:family="paragraph">
      <style:text-properties style:font-name="Calibri3"/>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style>
    <style:style style:name="P16" style:family="paragraph">
      <style:paragraph-properties fo:text-align="start"/>
      <style:text-properties style:font-name="Calibri3"/>
    </style:style>
    <style:style style:name="P17" style:family="paragraph">
      <style:paragraph-properties fo:text-align="center"/>
      <style:text-properties style:font-name="Ebrima3" fo:font-size="32pt" style:font-size-asian="44pt" style:font-size-complex="44pt"/>
    </style:style>
    <style:style style:name="P18" style:family="paragraph">
      <style:paragraph-properties fo:text-align="start"/>
      <style:text-properties style:font-name="Calibri3" fo:font-weight="bold" style:font-weight-asian="bold" style:font-weight-complex="bold"/>
    </style:style>
    <style:style style:name="P19" style:family="paragraph">
      <style:text-properties style:font-name="Ebrima3" fo:font-size="24pt" style:font-size-asian="24pt" style:font-size-complex="24pt"/>
    </style:style>
    <style:style style:name="P20" style:family="paragraph">
      <style:text-properties style:font-name="Ebrima3" fo:font-size="32pt" style:font-size-asian="32pt" style:font-size-complex="32pt"/>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2" style:font-style-asian="italic" style:font-weight-asian="bold" style:font-name-complex="Times New Roman2" style:font-style-complex="italic" style:font-weight-complex="bold"/>
    </style:style>
    <style:style style:name="T19" style:family="text">
      <style:text-properties style:font-name="Calibri3" fo:font-style="normal" fo:font-weight="normal" style:font-name-asian="Times New Roman2" style:font-style-asian="normal" style:font-weight-asian="normal" style:font-name-complex="Times New Roman2" style:font-style-complex="normal" style:font-weight-complex="normal"/>
    </style:style>
    <style:style style:name="T20" style:family="text">
      <style:text-properties style:font-name="Calibri3" fo:font-style="italic" fo:font-weight="normal" style:font-name-asian="Times New Roman2" style:font-style-asian="italic" style:font-weight-asian="normal" style:font-name-complex="Times New Roman2" style:font-style-complex="italic" style:font-weight-complex="normal"/>
    </style:style>
    <style:style style:name="T21" style:family="text">
      <style:text-properties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2" style:font-weight-asian="normal" style:font-name-complex="Times New Roman2" style:font-weight-complex="normal"/>
    </style:style>
    <style:style style:name="T26" style:family="text">
      <style:text-properties style:font-name="Calibri3" style:font-name-asian="Times New Roman2" style:font-name-complex="Times New Roman2"/>
    </style:style>
    <style:style style:name="T27" style:family="text">
      <style:text-properties style:font-name="Calibri3" fo:font-weight="bold" style:font-name-asian="Times New Roman2" style:font-weight-asian="bold" style:font-name-complex="Times New Roman2"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2" style:font-size-asian="22pt" style:font-style-asian="italic" style:font-name-complex="Times New Roman2" style:font-size-complex="22pt" style:font-style-complex="italic"/>
    </style:style>
    <style:style style:name="T41" style:family="text">
      <style:text-properties fo:color="#000080" style:font-name="Calibri3" fo:font-size="22pt" style:font-name-asian="Times New Roman2" style:font-size-asian="22pt" style:font-name-complex="Times New Roman2" style:font-size-complex="22pt"/>
    </style:style>
    <style:style style:name="T42" style:family="text">
      <style:text-properties fo:color="#000080" style:font-name="Calibri3" fo:font-size="22pt" fo:font-weight="bold" style:font-name-asian="Times New Roman2" style:font-size-asian="22pt" style:font-weight-asian="bold" style:font-name-complex="Times New Roman2"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text-position="0% 100%" style:font-name="Calibri3" fo:font-style="italic" style:font-style-asian="italic" style:font-style-complex="italic"/>
    </style:style>
    <style:style style:name="T55" style:family="text">
      <style:text-properties style:font-name="Ebrima3" fo:font-size="26pt" fo:font-style="italic" style:font-size-asian="36pt" style:font-style-asian="italic" style:font-size-complex="36pt" style:font-style-complex="italic"/>
    </style:style>
    <style:style style:name="T56" style:family="text">
      <style:text-properties style:font-name="Ebrima3" fo:font-size="26pt" fo:font-style="normal" style:font-size-asian="36pt" style:font-style-asian="normal" style:font-size-complex="36pt" style:font-style-complex="normal"/>
    </style:style>
    <style:style style:name="T57" style:family="text">
      <style:text-properties fo:font-size="32pt" style:font-size-asian="44pt" style:font-size-complex="44pt"/>
    </style:style>
    <style:style style:name="T58" style:family="text">
      <style:text-properties style:font-name="Calibri4" fo:font-style="italic" style:font-name-asian="Calibri4" style:font-style-asian="italic" style:font-name-complex="Calibri4" style:font-style-complex="italic"/>
    </style:style>
    <style:style style:name="T59" style:family="text">
      <style:text-properties style:font-name="Calibri4" style:font-name-asian="Calibri4" style:font-name-complex="Calibri4"/>
    </style:style>
    <style:style style:name="T60" style:family="text">
      <style:text-properties style:font-name="Calibri3" fo:font-size="24pt" fo:font-style="italic" style:font-size-asian="24pt" style:font-style-asian="italic" style:font-size-complex="24pt" style:font-style-complex="italic"/>
    </style:style>
    <style:style style:name="T61" style:family="text">
      <style:text-properties style:text-position="-33% 58%" style:font-name="Calibri3" fo:font-size="24pt" fo:font-style="normal" style:font-size-asian="24pt" style:font-style-asian="normal" style:font-size-complex="24pt" style:font-style-complex="normal"/>
    </style:style>
    <style:style style:name="T62" style:family="text">
      <style:text-properties style:text-position="0% 100%" style:font-name="Calibri3" fo:font-size="24pt" fo:font-style="normal" style:font-size-asian="24pt" style:font-style-asian="normal" style:font-size-complex="24pt" style:font-style-complex="normal"/>
    </style:style>
    <style:style style:name="T63" style:family="text">
      <style:text-properties style:text-position="0% 100%" style:font-name="Calibri3" fo:font-size="24pt" fo:font-style="italic" style:font-size-asian="24pt" style:font-style-asian="italic" style:font-size-complex="24pt" style:font-style-complex="italic"/>
    </style:style>
    <style:style style:name="T64" style:family="text">
      <style:text-properties style:text-position="0% 100%" style:font-name="Calibri3" fo:font-size="24pt" fo:font-style="italic" style:font-name-asian="Times New Roman2" style:font-size-asian="24pt" style:font-style-asian="italic" style:font-name-complex="Times New Roman2" style:font-size-complex="24pt" style:font-style-complex="italic"/>
    </style:style>
    <style:style style:name="T65" style:family="text">
      <style:text-properties style:text-position="0% 100%" style:font-name="Calibri3" fo:font-size="24pt" fo:font-style="normal" style:font-name-asian="Times New Roman2" style:font-size-asian="24pt" style:font-style-asian="normal" style:font-name-complex="Times New Roman2" style:font-size-complex="24pt" style:font-style-complex="normal"/>
    </style:style>
    <style:style style:name="T66" style:family="text">
      <style:text-properties style:font-name="Ebrima3" fo:font-size="20pt" fo:font-style="italic" style:font-size-asian="26pt" style:font-style-asian="italic" style:font-size-complex="26pt" style:font-style-complex="italic"/>
    </style:style>
    <style:style style:name="T67" style:family="text">
      <style:text-properties style:font-name="Ebrima3" fo:font-size="20pt" fo:font-style="normal" style:font-size-asian="26pt" style:font-style-asian="normal" style:font-size-complex="26pt" style:font-style-complex="normal"/>
    </style:style>
    <style:style style:name="T68" style:family="text">
      <style:text-properties style:font-name="Calibri3" fo:font-size="24pt" fo:font-style="normal" style:font-size-asian="24pt" style:font-style-asian="normal" style:font-size-complex="24pt" style:font-style-complex="normal"/>
    </style:style>
    <style:style style:name="T69" style:family="text">
      <style:text-properties style:font-name="Calibri3" fo:font-size="24pt" fo:font-style="italic" style:font-name-asian="Times New Roman2" style:font-size-asian="24pt" style:font-style-asian="italic" style:font-name-complex="Times New Roman2" style:font-size-complex="24pt" style:font-style-complex="italic"/>
    </style:style>
    <style:style style:name="T70" style:family="text">
      <style:text-properties style:font-name="Calibri3" fo:font-size="24pt" fo:font-style="normal" style:font-name-asian="Times New Roman2" style:font-size-asian="24pt" style:font-style-asian="normal" style:font-name-complex="Times New Roman2" style:font-size-complex="24pt" style:font-style-complex="normal"/>
    </style:style>
    <style:style style:name="T71" style:family="text">
      <style:text-properties style:font-name="Calibri3" fo:font-style="italic" style:font-name-asian="Times New Roman2" style:font-style-asian="italic" style:font-name-complex="Times New Roman2" style:font-style-complex="italic"/>
    </style:style>
    <style:style style:name="T72" style:family="text">
      <style:text-properties style:text-position="-33% 58%" style:font-name="Calibri3" style:font-name-asian="Times New Roman2" style:font-name-complex="Times New Roman2"/>
    </style:style>
    <style:style style:name="T73" style:family="text">
      <style:text-properties style:text-position="0% 100%" style:font-name="Calibri3" style:font-name-asian="Times New Roman2" style:font-name-complex="Times New Roman2"/>
    </style:style>
    <style:style style:name="T74" style:family="text">
      <style:text-properties style:text-position="0% 100%" style:font-name="Calibri3" fo:font-style="italic" style:font-name-asian="Times New Roman2" style:font-style-asian="italic" style:font-name-complex="Times New Roman2" style:font-style-complex="italic"/>
    </style:style>
    <style:style style:name="T75" style:family="text">
      <style:text-properties style:text-position="0% 100%" style:font-name="Calibri3" fo:font-style="normal" style:font-name-asian="Times New Roman2" style:font-style-asian="normal" style:font-name-complex="Times New Roman2" style:font-style-complex="normal"/>
    </style:style>
    <style:style style:name="T76" style:family="text">
      <style:text-properties style:text-position="-33% 58%" style:font-name="Calibri3" fo:font-style="normal" style:font-name-asian="Times New Roman2" style:font-style-asian="normal" style:font-name-complex="Times New Roman2" style:font-style-complex="normal"/>
    </style:style>
    <style:style style:name="T77" style:family="text">
      <style:text-properties style:text-position="33% 58%" style:font-name="Calibri3" fo:font-style="normal" fo:font-weight="normal" style:font-style-asian="normal" style:font-weight-asian="normal" style:font-style-complex="normal" style:font-weight-complex="normal"/>
    </style:style>
    <style:style style:name="T78" style:family="text">
      <style:text-properties style:text-position="0% 100%" style:font-name="Calibri3" fo:font-style="normal" fo:font-weight="normal" style:font-style-asian="normal" style:font-weight-asian="normal" style:font-style-complex="normal" style:font-weight-complex="normal"/>
    </style:style>
    <style:style style:name="T79" style:family="text">
      <style:text-properties style:font-name="Ebrima3" fo:font-size="22pt" style:font-size-asian="28pt" style:font-size-complex="28pt"/>
    </style:style>
    <style:style style:name="T80" style:family="text">
      <style:text-properties style:font-name="Ebrima3" fo:font-size="22pt" fo:font-style="italic" style:font-size-asian="28pt" style:font-style-asian="italic" style:font-size-complex="28pt" style:font-style-complex="italic"/>
    </style:style>
    <style:style style:name="T81" style:family="text">
      <style:text-properties style:font-name="Calibri3" style:text-underline-style="solid" style:text-underline-width="auto" style:text-underline-color="font-color" fo:font-weight="normal" style:font-weight-asian="normal" style:font-weight-complex="normal"/>
    </style:style>
    <style:style style:name="T82" style:family="text">
      <style:text-properties style:text-position="-33% 58%" style:font-name="Calibri3" fo:font-style="normal" fo:font-weight="normal" style:font-style-asian="normal" style:font-weight-asian="normal" style:font-style-complex="normal" style:font-weight-complex="normal"/>
    </style:style>
    <style:style style:name="T83" style:family="text">
      <style:text-properties style:text-position="0% 100%" style:font-name="Calibri3" fo:font-style="italic" fo:font-weight="normal" style:font-style-asian="italic" style:font-weight-asian="normal" style:font-style-complex="italic" style:font-weight-complex="normal"/>
    </style:style>
    <style:style style:name="T84" style:family="text">
      <style:text-properties style:text-position="0% 100%" style:font-name="Calibri3" fo:font-style="normal" style:font-style-asian="normal" style:font-style-complex="normal"/>
    </style:style>
    <style:style style:name="T85" style:family="text">
      <style:text-properties style:text-position="33% 58%" style:font-name="Calibri3" fo:font-style="normal" style:font-style-asian="normal" style:font-style-complex="normal"/>
    </style:style>
    <style:style style:name="T86" style:family="text">
      <style:text-properties style:text-position="33% 58%" style:font-name="Calibri3" fo:font-style="normal" style:font-name-asian="Times New Roman2" style:font-style-asian="normal" style:font-name-complex="Times New Roman2" style:font-style-complex="normal"/>
    </style:style>
    <style:style style:name="T87" style:family="text">
      <style:text-properties style:font-name="Ebrima3" fo:font-size="32pt" fo:font-style="italic" style:font-size-asian="44pt" style:font-style-asian="italic" style:font-size-complex="44pt" style:font-style-complex="italic"/>
    </style:style>
    <style:style style:name="T88" style:family="text">
      <style:text-properties style:font-name="Ebrima3" fo:font-size="32pt" fo:font-style="normal" style:font-size-asian="44pt" style:font-style-asian="normal" style:font-size-complex="44pt" style:font-style-complex="normal"/>
    </style:style>
    <style:style style:name="T89" style:family="text">
      <style:text-properties style:text-position="33% 58%" style:font-name="Calibri3"/>
    </style:style>
    <style:style style:name="T90" style:family="text">
      <style:text-properties style:text-position="0% 100%" style:font-name="Calibri3" style:text-underline-style="solid" style:text-underline-width="auto" style:text-underline-color="font-color"/>
    </style:style>
    <style:style style:name="T91" style:family="text">
      <style:text-properties style:text-position="0% 100%" style:font-name="Calibri3"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style:text-position="0% 100%" style:font-name="Calibri3" fo:font-style="italic" style:text-underline-style="none" fo:font-weight="normal" style:font-style-asian="italic" style:font-weight-asian="normal" style:font-style-complex="italic" style:font-weight-complex="normal"/>
    </style:style>
    <style:style style:name="T93" style:family="text">
      <style:text-properties style:text-position="-33% 58%" style:font-name="Calibri3" fo:font-style="normal" style:text-underline-style="none" fo:font-weight="normal" style:font-style-asian="normal" style:font-weight-asian="normal" style:font-style-complex="normal" style:font-weight-complex="normal"/>
    </style:style>
    <style:style style:name="T94" style:family="text">
      <style:text-properties style:text-position="0% 100%" style:font-name="Calibri3" fo:font-style="italic" style:text-underline-style="none" style:font-style-asian="italic" style:font-style-complex="italic"/>
    </style:style>
    <style:style style:name="T95" style:family="text">
      <style:text-properties style:text-position="-33% 58%" style:font-name="Calibri3" fo:font-style="normal" style:text-underline-style="none" style:font-style-asian="normal" style:font-style-complex="normal"/>
    </style:style>
    <style:style style:name="T96" style:family="text">
      <style:text-properties style:text-position="0% 100%" style:font-name="Calibri3" fo:font-style="normal" style:text-underline-style="none" style:font-style-asian="normal" style:font-style-complex="normal"/>
    </style:style>
    <style:style style:name="T97" style:family="text">
      <style:text-properties style:text-position="0% 100%" style:font-name="Calibri3" fo:font-style="normal" style:text-underline-style="none" style:font-name-asian="Times New Roman2" style:font-style-asian="normal" style:font-name-complex="Times New Roman2" style:font-style-complex="normal"/>
    </style:style>
    <style:style style:name="T98" style:family="text">
      <style:text-properties style:text-position="33% 58%" style:font-name="Calibri3" fo:font-style="normal" style:text-underline-style="none" style:font-name-asian="Times New Roman2" style:font-style-asian="normal" style:font-name-complex="Times New Roman2" style:font-style-complex="normal"/>
    </style:style>
    <style:style style:name="T99" style:family="text">
      <style:text-properties style:font-name="Calibri3" fo:font-style="normal" fo:font-weight="bold" style:font-style-asian="normal" style:font-weight-asian="bold" style:font-style-complex="normal" style:font-weight-complex="bold"/>
    </style:style>
    <style:style style:name="T100" style:family="text">
      <style:text-properties style:font-name="Calibri3" fo:font-style="normal" fo:font-weight="normal" style:font-style-asian="normal" style:font-weight-asian="normal" style:font-style-complex="normal" style:font-weight-complex="normal"/>
    </style:style>
    <style:style style:name="T101" style:family="text">
      <style:text-properties style:text-position="33% 58%" style:font-name="Calibri3" fo:font-style="normal" fo:font-weight="normal" style:font-name-asian="Times New Roman2" style:font-style-asian="normal" style:font-weight-asian="normal" style:font-name-complex="Times New Roman2" style:font-style-complex="normal" style:font-weight-complex="normal"/>
    </style:style>
    <style:style style:name="T102" style:family="text">
      <style:text-properties style:text-position="-33% 58%" style:font-name="Calibri3" fo:font-style="normal" style:font-style-asian="normal" style:font-style-complex="normal"/>
    </style:style>
    <style:style style:name="T103" style:family="text">
      <style:text-properties style:font-name="Ebrima3" fo:font-size="32pt" fo:font-weight="bold" style:font-size-asian="44pt" style:font-weight-asian="bold" style:font-size-complex="44pt" style:font-weight-complex="bold"/>
    </style:style>
    <style:style style:name="T104" style:family="text">
      <style:text-properties style:font-name="Ebrima3" fo:font-size="32pt" fo:font-weight="normal" style:font-size-asian="44pt" style:font-weight-asian="normal" style:font-size-complex="44pt" style:font-weight-complex="normal"/>
    </style:style>
    <style:style style:name="T105" style:family="text">
      <style:text-properties style:font-name="Calibri3" fo:font-style="normal" style:font-name-asian="Times New Roman2" style:font-style-asian="normal" style:font-name-complex="Times New Roman2" style:font-style-complex="normal"/>
    </style:style>
    <style:style style:name="T106" style:family="text">
      <style:text-properties style:font-name="Ebrima3" fo:font-size="20pt" fo:font-weight="bold" style:font-size-asian="26pt" style:font-weight-asian="bold" style:font-size-complex="26pt" style:font-weight-complex="bold"/>
    </style:style>
    <style:style style:name="T107" style:family="text">
      <style:text-properties style:font-name="Ebrima3" fo:font-size="20pt" fo:font-weight="normal" style:font-size-asian="26pt" style:font-weight-asian="normal" style:font-size-complex="26pt" style:font-weight-complex="normal"/>
    </style:style>
    <style:style style:name="T108" style:family="text">
      <style:text-properties style:text-position="super 58%" style:font-name="Ebrima3" fo:font-size="20pt" fo:font-weight="normal" style:font-size-asian="26pt" style:font-weight-asian="normal" style:font-size-complex="26pt" style:font-weight-complex="normal"/>
    </style:style>
    <style:style style:name="T109" style:family="text">
      <style:text-properties style:text-position="33% 58%" style:font-name="Calibri3" style:font-name-asian="Times New Roman2" style:font-name-complex="Times New Roman2"/>
    </style:style>
    <style:style style:name="T110" style:family="text">
      <style:text-properties style:font-name="Calibri4" fo:font-style="normal" style:font-name-asian="Calibri4" style:font-style-asian="normal" style:font-name-complex="Calibri4" style:font-style-complex="normal"/>
    </style:style>
    <style:style style:name="T111" style:family="text">
      <style:text-properties fo:color="#000080" style:font-name="Calibri3"/>
    </style:style>
    <style:style style:name="T112" style:family="text">
      <style:text-properties style:use-window-font-color="true" style:font-name="Calibri3"/>
    </style:style>
    <style:style style:name="T113" style:family="text">
      <style:text-properties style:use-window-font-color="true" style:font-name="Calibri3" fo:font-style="italic" style:font-name-asian="Times New Roman2" style:font-style-asian="italic" style:font-name-complex="Times New Roman2" style:font-style-complex="italic"/>
    </style:style>
    <style:style style:name="T114" style:family="text">
      <style:text-properties style:use-window-font-color="true" style:font-name="Calibri3" style:font-name-asian="Times New Roman2" style:font-name-complex="Times New Roman2"/>
    </style:style>
    <style:style style:name="T115" style:family="text">
      <style:text-properties style:font-name="Ebrima3" fo:font-size="24pt" fo:font-style="italic" style:font-size-asian="32pt" style:font-style-asian="italic" style:font-size-complex="32pt" style:font-style-complex="italic"/>
    </style:style>
    <style:style style:name="T116" style:family="text">
      <style:text-properties style:font-name="Ebrima3" fo:font-size="24pt" fo:font-style="normal" style:font-size-asian="32pt" style:font-style-asian="normal" style:font-size-complex="32pt" style:font-style-complex="normal"/>
    </style:style>
    <style:style style:name="T117" style:family="text">
      <style:text-properties style:font-name="Calibri3" fo:font-size="24pt" style:font-name-asian="Times New Roman2" style:font-size-asian="24pt" style:font-name-complex="Times New Roman2" style:font-size-complex="24pt"/>
    </style:style>
    <style:style style:name="T118" style:family="text">
      <style:text-properties style:text-position="-33% 58%" style:font-name="Calibri3" fo:font-size="24pt" fo:font-style="italic" style:font-name-asian="Times New Roman2" style:font-size-asian="24pt" style:font-style-asian="italic" style:font-name-complex="Times New Roman2" style:font-size-complex="24pt" style:font-style-complex="italic"/>
    </style:style>
    <style:style style:name="T119" style:family="text">
      <style:text-properties style:font-name="Ebrima3" fo:font-size="24pt" style:font-size-asian="24pt" style:font-size-complex="24pt"/>
    </style:style>
    <style:style style:name="T120" style:family="text">
      <style:text-properties style:font-name="Ebrima3" fo:font-size="24pt" fo:font-style="italic" style:font-name-asian="Arial3" style:font-size-asian="24pt" style:font-style-asian="italic" style:font-name-complex="Arial3" style:font-size-complex="24pt" style:font-style-complex="italic"/>
    </style:style>
    <style:style style:name="T121" style:family="text">
      <style:text-properties style:font-name="Ebrima3" fo:font-size="24pt" style:font-name-asian="Arial3" style:font-size-asian="24pt" style:font-name-complex="Arial3" style:font-size-complex="24pt"/>
    </style:style>
    <style:style style:name="T122" style:family="text">
      <style:text-properties style:text-position="0% 100%" style:font-name="Calibri3" fo:font-style="normal" fo:font-weight="bold" style:font-style-asian="normal" style:font-weight-asian="bold" style:font-style-complex="normal" style:font-weight-complex="bold"/>
    </style:style>
    <style:style style:name="T123" style:family="text">
      <style:text-properties style:text-position="0% 100%" style:font-name="Calibri3" fo:font-style="italic" fo:font-weight="bold" style:font-style-asian="italic" style:font-weight-asian="bold" style:font-style-complex="italic" style:font-weight-complex="bold"/>
    </style:style>
    <style:style style:name="T124" style:family="text">
      <style:text-properties style:text-position="-33% 58%" style:font-name="Calibri3" fo:font-style="italic" fo:font-weight="normal" style:font-style-asian="italic" style:font-weight-asian="normal" style:font-style-complex="italic" style:font-weight-complex="normal"/>
    </style:style>
    <style:style style:name="T125" style:family="text">
      <style:text-properties fo:color="#000000"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126" style:family="text">
      <style:text-properties style:text-position="0% 100%" style:font-name="Calibri3" fo:font-weight="normal" style:font-weight-asian="normal" style:font-weight-complex="normal"/>
    </style:style>
    <style:style style:name="T127" style:family="text">
      <style:text-properties style:font-name="Calibri3" style:font-name-asian="Calibri4" style:font-name-complex="Calibri4"/>
    </style:style>
    <style:style style:name="T128" style:family="text">
      <style:text-properties style:font-name="Calibri3" fo:font-style="italic" fo:font-weight="bold" style:font-name-asian="Calibri4" style:font-style-asian="italic" style:font-weight-asian="bold" style:font-name-complex="Calibri4" style:font-style-complex="italic" style:font-weight-complex="bold"/>
    </style:style>
    <style:style style:name="T129" style:family="text">
      <style:text-properties style:text-position="33% 58%" style:font-name="Calibri3" fo:font-style="italic" fo:font-weight="bold" style:font-style-asian="italic" style:font-weight-asian="bold" style:font-style-complex="italic" style:font-weight-complex="bold"/>
    </style:style>
    <style:style style:name="T130" style:family="text">
      <style:text-properties style:font-name="Ebrima3" fo:font-size="32pt" style:font-size-asian="32pt" style:font-size-complex="32pt"/>
    </style:style>
    <style:style style:name="T131" style:family="text">
      <style:text-properties style:font-name="Ebrima3" fo:font-size="32pt" fo:font-style="italic" style:font-size-asian="32pt" style:font-style-asian="italic" style:font-size-complex="32pt" style:font-style-complex="italic"/>
    </style:style>
    <style:style style:name="T132" style:family="text">
      <style:text-properties style:font-name="Ebrima3" fo:font-size="32pt" fo:font-style="normal" style:font-size-asian="32pt" style:font-style-asian="normal" style:font-size-complex="32pt" style:font-style-complex="normal"/>
    </style:style>
    <style:style style:name="T133" style:family="text">
      <style:text-properties style:font-name="Calibri3" fo:font-size="24pt" fo:font-style="italic" fo:font-weight="bold" style:font-size-asian="24pt" style:font-style-asian="italic" style:font-weight-asian="bold" style:font-size-complex="24pt" style:font-style-complex="italic" style:font-weight-complex="bold"/>
    </style:style>
    <style:style style:name="T134"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135" style:family="text">
      <style:text-properties style:font-name="Arial3" fo:font-style="normal" style:font-name-asian="Arial3" style:font-style-asian="normal" style:font-name-complex="Arial3" style:font-style-complex="normal"/>
    </style:style>
    <style:style style:name="T136" style:family="text">
      <style:text-properties fo:font-style="italic" style:font-style-asian="italic" style:font-style-complex="italic"/>
    </style:style>
    <style:style style:name="T137" style:family="text">
      <style:text-properties fo:font-style="normal" style:font-style-asian="normal" style:font-style-complex="normal"/>
    </style:style>
    <style:style style:name="T138" style:family="text">
      <style:text-properties style:text-position="-33% 58%" fo:font-style="italic" style:font-style-asian="italic" style:font-style-complex="italic"/>
    </style:style>
    <style:style style:name="T139" style:family="text">
      <style:text-properties style:text-position="0% 100%"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cm"/>
        <style:text-properties style:use-window-font-color="true" fo:font-size="100%"/>
      </text:list-level-style-number>
      <text:list-level-style-number text:level="2" style:num-prefix="(" style:num-suffix=")" style:num-format="1">
        <style:list-level-properties text:space-before="0.8cm" text:min-label-width="1cm"/>
        <style:text-properties style:use-window-font-color="true" fo:font-size="100%"/>
      </text:list-level-style-number>
      <text:list-level-style-number text:level="3" style:num-prefix="(" style:num-suffix=")" style:num-format="1">
        <style:list-level-properties text:space-before="1.6cm" text:min-label-width="1cm"/>
        <style:text-properties style:use-window-font-color="true" fo:font-size="100%"/>
      </text:list-level-style-number>
      <text:list-level-style-number text:level="4" style:num-prefix="(" style:num-suffix=")" style:num-format="1">
        <style:list-level-properties text:space-before="2.4cm" text:min-label-width="1cm"/>
        <style:text-properties style:use-window-font-color="true" fo:font-size="100%"/>
      </text:list-level-style-number>
      <text:list-level-style-number text:level="5" style:num-prefix="(" style:num-suffix=")" style:num-format="1">
        <style:list-level-properties text:space-before="3.2cm" text:min-label-width="1cm"/>
        <style:text-properties style:use-window-font-color="true" fo:font-size="100%"/>
      </text:list-level-style-number>
      <text:list-level-style-number text:level="6" style:num-prefix="(" style:num-suffix=")" style:num-format="1">
        <style:list-level-properties text:space-before="4cm" text:min-label-width="1cm"/>
        <style:text-properties style:use-window-font-color="true" fo:font-size="100%"/>
      </text:list-level-style-number>
      <text:list-level-style-number text:level="7" style:num-prefix="(" style:num-suffix=")" style:num-format="1">
        <style:list-level-properties text:space-before="4.8cm" text:min-label-width="1cm"/>
        <style:text-properties style:use-window-font-color="true" fo:font-size="100%"/>
      </text:list-level-style-number>
      <text:list-level-style-number text:level="8" style:num-prefix="(" style:num-suffix=")" style:num-format="1">
        <style:list-level-properties text:space-before="5.6cm" text:min-label-width="1cm"/>
        <style:text-properties style:use-window-font-color="true" fo:font-size="100%"/>
      </text:list-level-style-number>
      <text:list-level-style-number text:level="9" style:num-prefix="(" style:num-suffix=")" style:num-format="1">
        <style:list-level-properties text:space-before="6.4cm" text:min-label-width="1cm"/>
        <style:text-properties style:use-window-font-color="true" fo:font-size="100%"/>
      </text:list-level-style-number>
      <text:list-level-style-number text:level="10" style:num-prefix="(" style:num-suffix=")" style:num-format="1">
        <style:list-level-properties text:space-before="7.2cm" text:min-label-width="1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5">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18cm" svg:x="1.4cm" svg:y="6.914cm" presentation:class="subtitle" presentation:user-transformed="tru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2" draw:layer="layout" svg:width="25.199cm" svg:height="4.51cm" svg:x="1.4cm" svg:y="0.335cm" presentation:class="title">
          <draw:text-box>
            <text:p><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3"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3"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4"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3"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3"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4"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2"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4"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4"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Heisenbergsche Unbestimmtheitsrelation?</text:span></text:p>
          </draw:text-box>
        </draw:frame>
        <draw:frame presentation:style-name="pr7" draw:text-style-name="P4"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3"><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3"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4"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4"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4"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3"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3"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3"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Kirchhoffsche Gesetz.</text:span></text:p>
          </draw:text-box>
        </draw:frame>
        <draw:frame presentation:style-name="Standard-subtitle" draw:text-style-name="P4"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3"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3"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3"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3"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3" draw:layer="layout" svg:width="3.78cm" svg:height="1cm" svg:x="7.25cm" svg:y="14.497cm">
          <text:p/>
          <draw:object xlink:href="../Stefan-Boltzmann-Gesetz.odf" xlink:type="simple" xlink:show="embed" xlink:actuate="onLoad"/>
          <draw:image xlink:href="./ObjectReplacements/Object 14" xlink:type="simple" xlink:show="embed" xlink:actuate="onLoad"/>
        </draw:frame>
        <draw:frame draw:style-name="gr2" draw:text-style-name="P3" draw:layer="layout" svg:width="6.84cm" svg:height="1.2cm" svg:x="15.442cm" svg:y="15.567cm">
          <text:p/>
          <draw:object xlink:href="../Maximum%20der%20spektralen%20Energiedichte%20als%20Funktion%20der%20Frequenz.odf" xlink:type="simple" xlink:show="embed" xlink:actuate="onLoad"/>
          <draw:image xlink:href="./ObjectReplacements/Object 15" xlink:type="simple" xlink:show="embed" xlink:actuate="onLoad"/>
        </draw:frame>
        <draw:frame draw:style-name="gr2" draw:text-style-name="P3"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6" xlink:type="simple" xlink:show="embed" xlink:actuate="onLoad"/>
        </draw:frame>
        <draw:frame draw:style-name="gr2" draw:text-style-name="P3" draw:layer="layout" svg:width="4.24cm" svg:height="1.2cm" svg:x="2.542cm" svg:y="10.777cm">
          <text:p/>
          <draw:object xlink:href="../Wien'sches%20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4"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3"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4"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text:p><text:span text:style-name="T52"/></text:p>
            <text:p><text:span text:style-name="T52"/></text:p>
            <text:p><text:span text:style-name="T52">Das heißt je höher die Temperatur ist desto größer wird die Frequenz </text:span><text:span text:style-name="T54">ν</text:span><text:span text:style-name="T17">max</text:span><text:span text:style-name="T52"> und umgekehrt.</text:span></text:p>
          </draw:text-box>
        </draw:frame>
        <draw:frame draw:style-name="gr2" draw:text-style-name="P3" draw:layer="layout" svg:width="5.947cm" svg:height="1.958cm" svg:x="11.026cm" svg:y="10.72cm">
          <text:p/>
          <draw:object xlink:href="../Wien'sches%20Verschiebungsgesetz.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5">klassischen Physik</text:span><text:span text:style-name="T56"> zur Wärmestrahlung werden vom Experiment eindeutig bestätigt?</text:span></text:p>
          </draw:text-box>
        </draw:frame>
        <draw:frame presentation:style-name="pr1" draw:text-style-name="P4"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8">ν</text:span><text:span text:style-name="T59">/</text:span><text:span text:style-name="T58">T</text:span><text:span text:style-name="T59"> abhängt. Man erhält so die universelle Kirchhoff-Funktion:</text:span></text:p>
            <text:p><text:span text:style-name="T59"/></text:p>
            <text:p><text:span text:style-name="T59"/></text:p>
          </draw:text-box>
        </draw:frame>
        <draw:frame draw:style-name="gr2" draw:text-style-name="P3" draw:layer="layout" svg:width="6.515cm" svg:height="1.845cm" svg:x="10.742cm" svg:y="12.577cm">
          <text:p/>
          <draw:object xlink:href="../Wien'sches%20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60">k</text:span><text:span text:style-name="T61">B </text:span><text:span text:style-name="T62">= Boltzmannkonstante) entfällt. Auf jede stehende elektromagnetische Welle kommt somit die mittlere Energie </text:span><text:span text:style-name="T63">k</text:span><text:span text:style-name="T61">B</text:span><text:span text:style-name="T63">T</text:span><text:span text:style-name="T62">, nämlich</text:span><text:span text:style-name="T62"><text:tab/></text:span><text:span text:style-name="T62"><text:tab/></text:span><text:span text:style-name="T62"> <text:s text:c="3"/>auf das elektrische und</text:span><text:span text:style-name="T62"><text:tab/></text:span><text:span text:style-name="T62"><text:tab/></text:span><text:span text:style-name="T62"> <text:s text:c="4"/>auf das magnetische Feld. Die Bestimmung der spektralen Energiedichte läuft damit auf ein Abzählen der stehenden Wellen im Hohlraum mit Frequenzen im Intervall [</text:span><text:span text:style-name="T64">ν</text:span><text:span text:style-name="T65">, </text:span><text:span text:style-name="T64">ν</text:span><text:span text:style-name="T65"> + d</text:span><text:span text:style-name="T64">ν</text:span><text:span text:style-name="T65">]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1" xlink:type="simple" xlink:show="embed" xlink:actuate="onLoad"/>
        </draw:frame>
        <draw:frame draw:style-name="gr2" draw:text-style-name="P3"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3"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4"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24" xlink:type="simple" xlink:show="embed" xlink:actuate="onLoad"/>
        </draw:frame>
        <draw:frame draw:style-name="gr2" draw:text-style-name="P3"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25" xlink:type="simple" xlink:show="embed" xlink:actuate="onLoad"/>
        </draw:frame>
        <draw:frame draw:style-name="gr2" draw:text-style-name="P3"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3" draw:layer="layout" svg:width="7.758cm" svg:height="1.826cm" svg:x="10.12cm" svg:y="10.686cm">
          <text:p/>
          <draw:object xlink:href="../nach%20Wien.odf" xlink:type="simple" xlink:show="embed" xlink:actuate="onLoad"/>
          <draw:image xlink:href="./ObjectReplacements/Object 29" xlink:type="simple" xlink:show="embed" xlink:actuate="onLoad"/>
        </draw:frame>
        <draw:frame draw:style-name="gr2" draw:text-style-name="P3" draw:layer="layout" svg:width="6.919cm" svg:height="2.675cm" svg:x="10.54cm" svg:y="13.662cm">
          <text:p/>
          <draw:object xlink:href="../Rayleigh-Jeans.odf" xlink:type="simple" xlink:show="embed" xlink:actuate="onLoad"/>
          <draw:image xlink:href="./ObjectReplacements/Object 30"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text:span text:style-name="T30">Die experimentellen Kurven für die Energieverteilung im Spektrum der </text:span><text:span text:style-name="T60">Schwarzen Strahlung</text:span><text:span text:style-name="T68"> haben typischerweise im Bereich kleiner Wellenlängen ein ausgeprägtes Maximum, um dann sehr steil für </text:span><text:span text:style-name="T69">λ</text:span><text:span text:style-name="T70">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text:span text:style-name="T70">Der Gültigkeitsbereich der Rayleigh-Jeans-Formel liegt bei großen Wellenlängen </text:span><text:span text:style-name="T69">λ</text:span><text:span text:style-name="T70"> (kleinen Frequenzen </text:span><text:span text:style-name="T69">ν</text:span><text:span text:style-name="T70">).</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elches Modell benutzte Max Planck zur Berechnung der spektralen Energiedichte der Wärmestrahlung?</text:span></text:p>
          </draw:text-box>
        </draw:frame>
        <draw:frame presentation:style-name="pr1" draw:text-style-name="P4" draw:layer="layout" svg:width="25.199cm" svg:height="12.18cm" svg:x="1.4cm" svg:y="4.914cm" presentation:class="subtitle">
          <draw:text-box>
            <text:p><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text:span><text:span text:style-name="T8">Plancksche Hypothese</text:span><text:span text:style-name="T28">.</text:span></text:p>
          </draw:text-box>
        </draw:frame>
        <draw:frame presentation:style-name="pr1" draw:text-style-name="P4" draw:layer="layout" svg:width="25.199cm" svg:height="12.18cm" svg:x="1.4cm" svg:y="4.914cm" presentation:class="subtitle">
          <draw:text-box>
            <text:p><text:span text:style-name="T9">Die Oszillatoren können sich nur in solchen Zuständen befinden, deren Energien ganzzahlige Vielfache eines elementaren Energiequants </text:span><text:span text:style-name="T71">ε</text:span><text:span text:style-name="T72">0</text:span><text:span text:style-name="T73"> sind:</text:span></text:p>
          </draw:text-box>
        </draw:frame>
        <draw:frame draw:style-name="gr2" draw:text-style-name="P3" draw:layer="layout" svg:width="8.268cm" svg:height="1.168cm" svg:x="9.865cm" svg:y="12.915cm">
          <text:p/>
          <draw:object xlink:href="../Planck'sche%20Hypothese.odf" xlink:type="simple" xlink:show="embed" xlink:actuate="onLoad"/>
          <draw:image xlink:href="./ObjectReplacements/Object 31"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Auf welche Weise geht in die Ableitung der </text:span><text:span text:style-name="T13">Planckschen Strahlungsformel</text:span><text:span text:style-name="T12"> das Wiensche Gesetz ein?</text:span></text:p>
          </draw:text-box>
        </draw:frame>
        <draw:frame presentation:style-name="pr1" draw:text-style-name="P4" draw:layer="layout" svg:width="25.199cm" svg:height="12.18cm" svg:x="1.4cm" svg:y="4.914cm" presentation:class="subtitle">
          <draw:text-box>
            <text:p><text:span text:style-name="T9">Als Forderung, daß die Strahlungsformel das thermodynamisch exakte Wiensche Gesetz befolgen und daher gezwungenermaßen </text:span><text:span text:style-name="T71">ε</text:span><text:span text:style-name="T72">0</text:span><text:span text:style-name="T73"> proportional zur Frequenz </text:span><text:span text:style-name="T74">ν</text:span><text:span text:style-name="T75"> sein muß:</text:span></text:p>
          </draw:text-box>
        </draw:frame>
        <draw:frame draw:style-name="gr2" draw:text-style-name="P3" draw:layer="layout" svg:width="2.786cm" svg:height="1.168cm" svg:x="12.606cm" svg:y="13.915cm">
          <text:p/>
          <draw:object xlink:href="../Wiensches%20Gesetz%20in%20Planck'scher%20Strahlungsformel.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6.215cm" presentation:class="subtitle" presentation:user-transformed="true">
          <draw:text-box>
            <text:p text:style-name="P3"><text:span text:style-name="T9">Weg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nthält die Planck-Formel die Wien-Formel und die Rayleigh-Jeans-Formel als Grenzfälle.</text:span></text:p>
            <text:p text:style-name="P3"><text:span text:style-name="T9">Die mittlere Energie <text:s/></text:span><text:span text:style-name="T26"><text:s text:c="2"/>für die stehenden Wellen der Hohlraumstrahlung mit unterschiedlichen Frequenzen ist nicht konstant gleich </text:span><text:span text:style-name="T71">k</text:span><text:span text:style-name="T76">B</text:span><text:span text:style-name="T74">T</text:span><text:span text:style-name="T75">, sondern nimmt für große Frequenzen </text:span><text:span text:style-name="T74">ν</text:span><text:span text:style-name="T75">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text:span text:style-name="T22">Interpretieren Sie die Plancksche Strahlungsformel.</text:span></text:p>
          </draw:text-box>
        </draw:frame>
        <draw:frame draw:style-name="gr2" draw:text-style-name="P3" draw:layer="layout" svg:width="17.63cm" svg:height="4.462cm" svg:x="5.184cm" svg:y="7.468cm">
          <text:p/>
          <draw:object xlink:href="../Planck'sche%20Strahlungsformel.odf" xlink:type="simple" xlink:show="embed" xlink:actuate="onLoad"/>
          <draw:image xlink:href="./ObjectReplacements/Object 33" xlink:type="simple" xlink:show="embed" xlink:actuate="onLoad"/>
        </draw:frame>
        <draw:frame draw:style-name="gr2" draw:text-style-name="P3" draw:layer="layout" svg:width="0.69cm" svg:height="0.75cm" svg:x="8.62cm" svg:y="14.586cm">
          <text:p/>
          <draw:object xlink:href="../hat%20epsilon.odf" xlink:type="simple" xlink:show="embed" xlink:actuate="onLoad"/>
          <draw:image xlink:href="./ObjectReplacements/Object 34"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In welchen Untersuchungen fanden sich historisch die ersten Hinweise auf eine atomistische Struktur der Materie?</text:span></text:p>
          </draw:text-box>
        </draw:frame>
        <draw:frame presentation:style-name="pr1" draw:text-style-name="P4" draw:layer="layout" svg:width="25.199cm" svg:height="12.18cm" svg:x="1.4cm" svg:y="4.914cm" presentation:class="subtitle">
          <draw:text-box>
            <text:p><text:span text:style-name="T9">In Daltons Untersuchungen (1808-1810) zur Zusammensetzung chemischer Verbindungen:</text:span></text:p>
            <text:list text:style-name="L1">
              <text:list-item>
                <text:p><text:span text:style-name="T9">In einer chemischen Verbindung sind die relativen Gewichte der sie bildenden Elemente stets konstant</text:span></text:p>
              </text:list-item>
              <text:list-item>
                <text:p><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lautet die Grundgleichung der kinetischen Gastheorie?</text:span></text:p>
          </draw:text-box>
        </draw:frame>
        <draw:frame presentation:style-name="pr1" draw:text-style-name="P4" draw:layer="layout" svg:width="25.199cm" svg:height="12.18cm" svg:x="1.4cm" svg:y="4.914cm" presentation:class="subtitle" presentation:user-transformed="true">
          <draw:text-box>
            <text:p><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text:span text:style-name="T9"/></text:p>
            <text:p><text:span text:style-name="T9"/></text:p>
            <text:p><text:span text:style-name="T9"/></text:p>
            <text:p><text:span text:style-name="T9"/></text:p>
            <text:p><text:span text:style-name="T9"/></text:p>
            <text:p><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7">2</text:span><text:span text:style-name="T78">&gt; das mittlere Geschwindigkeitsquadrat.</text:span></text:p>
          </draw:text-box>
        </draw:frame>
        <draw:frame draw:style-name="gr2" draw:text-style-name="P3" draw:layer="layout" svg:width="5.166cm" svg:height="2.192cm" svg:x="11.416cm" svg:y="10.403cm">
          <text:p/>
          <draw:object xlink:href="../Grundgleichung%20der%20kinetischen%20Gastheorie.odf" xlink:type="simple" xlink:show="embed" xlink:actuate="onLoad"/>
          <draw:image xlink:href="./ObjectReplacements/Object 35"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text:span text:style-name="T79">Wieviel thermische Energie entfällt auf jeden Freiheitsgrad der (linearen) Teilchenbewegung (</text:span><text:span text:style-name="T80">klassisches Gleichverteilungstheorem</text:span><text:span text:style-name="T79">)?</text:span></text:p>
          </draw:text-box>
        </draw:frame>
        <draw:frame presentation:style-name="pr1" draw:text-style-name="P4" draw:layer="layout" svg:width="25.199cm" svg:height="15.678cm" svg:x="1.4cm" svg:y="4.821cm" presentation:class="subtitle" presentation:user-transformed="true">
          <draw:text-box>
            <text:p><text:span text:style-name="T9">Kombiniert man die </text:span><text:span text:style-name="T24">Grundgleichung der kinetischen Gastheorie</text:span></text:p>
            <text:p><text:span text:style-name="T29"/></text:p>
            <text:p><text:span text:style-name="T29"/></text:p>
            <text:p><text:span text:style-name="T29">mit der </text:span><text:span text:style-name="T24">Zustandsgleichung des idealen Gases</text:span></text:p>
            <text:p><text:span text:style-name="T29"/></text:p>
            <text:p><text:span text:style-name="T29"/></text:p>
            <text:p><text:span text:style-name="T29">so ergibt sich die innere Energie der nicht miteinander wechselwirkenden Gasteilchen:</text:span></text:p>
            <text:p><text:span text:style-name="T29"/></text:p>
            <text:p><text:span text:style-name="T29"/></text:p>
            <text:p><text:span text:style-name="T29"/></text:p>
            <text:p><text:span text:style-name="T29"/></text:p>
            <text:p><text:span text:style-name="T29"/></text:p>
            <text:p><text:span text:style-name="T81">Wegen</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entfällt auf jeden Freiheitsgrad der (linearen) Teilchenbewegung die gleiche thermische Energie</text:span><text:span text:style-name="T29"> (1/2)</text:span><text:span text:style-name="T23">k</text:span><text:span text:style-name="T82">B</text:span><text:span text:style-name="T83">T</text:span><text:span text:style-name="T78">.</text:span></text:p>
          </draw:text-box>
        </draw:frame>
        <draw:frame draw:style-name="gr2" draw:text-style-name="P3" draw:layer="layout" svg:width="5.166cm" svg:height="2.192cm" svg:x="11.416cm" svg:y="5.803cm">
          <text:p/>
          <draw:object xlink:href="../Grundgleichung%20der%20kinetischen%20Gastheorie.odf" xlink:type="simple" xlink:show="embed" xlink:actuate="onLoad"/>
          <draw:image xlink:href="./ObjectReplacements/Object 36" xlink:type="simple" xlink:show="embed" xlink:actuate="onLoad"/>
        </draw:frame>
        <draw:frame draw:style-name="gr2" draw:text-style-name="P3" draw:layer="layout" svg:width="4.081cm" svg:height="1.168cm" svg:x="11.959cm" svg:y="9.515cm">
          <text:p/>
          <draw:object xlink:href="../Zustandsgleichung%20des%20idealen%20Gases.odf" xlink:type="simple" xlink:show="embed" xlink:actuate="onLoad"/>
          <draw:image xlink:href="./ObjectReplacements/Object 37" xlink:type="simple" xlink:show="embed" xlink:actuate="onLoad"/>
        </draw:frame>
        <draw:frame draw:style-name="gr2" draw:text-style-name="P3" draw:layer="layout" svg:width="22.694cm" svg:height="4.426cm" svg:x="2.652cm" svg:y="13.286cm">
          <text:p/>
          <draw:object xlink:href="../innere%20Energie%20der%20nicht%20miteinander%20wechselwirkenden%20Gasteilchen.odf" xlink:type="simple" xlink:show="embed" xlink:actuate="onLoad"/>
          <draw:image xlink:href="./ObjectReplacements/Object 38" xlink:type="simple" xlink:show="embed" xlink:actuate="onLoad"/>
        </draw:frame>
        <draw:frame draw:style-name="gr2" draw:text-style-name="P3" draw:layer="layout" svg:width="7.07cm" svg:height="1.75cm" svg:x="5.673cm" svg:y="17.902cm">
          <text:p/>
          <draw:object xlink:href="../klassisches%20Gleichverteilungstheorem.odf"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text-style-name="P7" draw:layer="layout" svg:width="25.199cm" svg:height="3.506cm" svg:x="1.4cm" svg:y="0.837cm" presentation:class="title">
          <draw:text-box>
            <text:p><text:span text:style-name="T22">Inwieweit stützt die kinetische Gastheorie die Idee vom atomistischen Aufbau der Materie?</text:span></text:p>
          </draw:text-box>
        </draw:frame>
        <draw:frame presentation:style-name="pr1" draw:text-style-name="P4" draw:layer="layout" svg:width="25.199cm" svg:height="12.18cm" svg:x="1.4cm" svg:y="4.914cm" presentation:class="subtitle">
          <draw:text-box>
            <text:p><text:span text:style-name="T9">In der </text:span><text:span text:style-name="T24">kinetischen Gastheorie</text:span><text:span text:style-name="T9"> wird das </text:span><text:span text:style-name="T11">Gas</text:span><text:span text:style-name="T9"> als eine Menge von kleinen Teilchen verstanden, die sich zwischen zwei Stößen geradlinig mit konstanter Geschwindigkeit bewegen.</text:span></text:p>
            <text:p><text:span text:style-name="T9">Qualitative Beweise für die Richtigkeit dieser Vorstellung ließen sich an einfachen Diffusionsexperimenten demonstrieren.</text:span></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Atom</text:span><text:span text:style-name="T28">.</text:span></text:p>
          </draw:text-box>
        </draw:frame>
        <draw:frame presentation:style-name="pr1" draw:text-style-name="P16" draw:layer="layout" svg:width="25.199cm" svg:height="12.18cm" svg:x="1.4cm" svg:y="4.914cm" presentation:class="subtitle">
          <draw:text-box>
            <text:p text:style-name="P15"><text:span text:style-name="T24">Atom</text:span></text:p>
            <text:p text:style-name="P15"><text:span text:style-name="T9">kleinster, mit chemischen Mitteln nicht mehr teilbarer Baustein der Materie</text:span></text:p>
            <text:p><text:span text:style-name="T9"/></text:p>
            <text:p><text:span text:style-name="T9">Der kleinste Baustein der Materie, der noch die typischen, physikalischen Merkmale des betreffenden Elements trägt, wird </text:span><text:span text:style-name="T24">Atom</text:span><text:span text:style-name="T9"> genannt.</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relativen Atommasse</text:span><text:span text:style-name="T28">?</text:span></text:p>
          </draw:text-box>
        </draw:frame>
        <draw:frame presentation:style-name="pr1" draw:text-style-name="P16" draw:layer="layout" svg:width="25.199cm" svg:height="12.18cm" svg:x="1.4cm" svg:y="4.914cm" presentation:class="subtitle">
          <draw:text-box>
            <text:p text:style-name="P15"><text:span text:style-name="T24">(Relative) Atommasse</text:span><text:span text:style-name="T9"> </text:span><text:span text:style-name="T11">A</text:span><text:span text:style-name="T15">r</text:span></text:p>
            <text:p text:style-name="P15"><text:span text:style-name="T84">Vielfaches der Atommasse von 1/12 der Masse des reinen Kohlenstoffisotops </text:span><text:span text:style-name="T85">12</text:span><text:span text:style-name="T84">C.</text:span></text:p>
            <text:p text:style-name="P3"><text:span text:style-name="T84"/></text:p>
            <text:p text:style-name="P3"><text:span text:style-name="T84">Die Masseneinheit (1 u = 1/12 </text:span><text:span text:style-name="T54">m</text:span><text:span text:style-name="T84"> (</text:span><text:span text:style-name="T85">12</text:span><text:span text:style-name="T84">C)) ist heute auch absolut sehr genau bekannt:</text:span></text:p>
            <text:p text:style-name="P3"><text:span text:style-name="T84">1 u = 1,660277 </text:span><text:span text:style-name="T75">∙ 10</text:span><text:span text:style-name="T86">-24</text:span><text:span text:style-name="T75">g.</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text-style-name="P7" draw:layer="layout" svg:width="25.199cm" svg:height="3.506cm" svg:x="1.4cm" svg:y="0.837cm" presentation:class="title">
          <draw:text-box>
            <text:p><text:span text:style-name="T22">In welchem Zusammenhang stehen die Begriffe Mol und </text:span><text:span text:style-name="T87">Avogadro-Zahl</text:span><text:span text:style-name="T88">?</text:span></text:p>
          </draw:text-box>
        </draw:frame>
        <draw:frame presentation:style-name="pr1" draw:text-style-name="P4" draw:layer="layout" svg:width="25.199cm" svg:height="12.18cm" svg:x="1.4cm" svg:y="4.914cm" presentation:class="subtitle" presentation:user-transformed="true">
          <draw:text-box>
            <text:p><text:span text:style-name="T9">Die Einheit der Stoffmenge ist das Mol. Darunter versteht man die Stoffmenge, die aus ebenso vielen gleichen Teilchen besteht, wie Atome in 12 g reinem, atomaren Kohlenstoff des Isotops </text:span><text:span text:style-name="T89">12</text:span><text:span text:style-name="T52">C enthalten sind.</text:span></text:p>
            <text:p><text:span text:style-name="T52"/></text:p>
            <text:p><text:span text:style-name="T90">Die Teilchenzahl pro Mol heißt </text:span><text:span text:style-name="T91">Avogadro-Zahl </text:span><text:span text:style-name="T92">N</text:span><text:span text:style-name="T93">A</text:span><text:span text:style-name="T90">.</text:span></text:p>
            <text:p><text:span text:style-name="T94">N</text:span><text:span text:style-name="T95">A </text:span><text:span text:style-name="T96">= 6,0222 </text:span><text:span text:style-name="T97">∙ 10</text:span><text:span text:style-name="T98">23</text:span><text:span text:style-name="T97"> mol</text:span><text:span text:style-name="T98">-1</text:span></text:p>
            <text:p><text:span text:style-name="T52"/></text:p>
            <text:p><text:span text:style-name="T52">(1 Mol eines Gases nimmt stets dasselbe Volumen ein:</text:span></text:p>
            <text:p><text:span text:style-name="T52">1 Molvolumen = 22,4 l)</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Schwierigkeiten ergeben sich bei der Definition eines </text:span><text:span text:style-name="T87">Atomradius</text:span><text:span text:style-name="T88">?</text:span></text:p>
          </draw:text-box>
        </draw:frame>
        <draw:frame presentation:style-name="pr1" draw:text-style-name="P4" draw:layer="layout" svg:width="25.199cm" svg:height="12.18cm" svg:x="1.4cm" svg:y="4.914cm" presentation:class="subtitle">
          <draw:text-box>
            <text:p><text:span text:style-name="T9">Letztlich wird der Atomradius durch die Reichweite der Kraftwirkungen festgelegt. Es gibt aber weitreichende, überlagernde Kraftwirkungen. Coulomb-Wechselwirkungen machen die Abschätzung über beispielsweise Stoßprozesse sehr schwierig. </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Nennen Sie Methoden zur Abschätzung eines Atomradius. Von welcher Größenordnung sind die Atomradien?</text:span></text:p>
          </draw:text-box>
        </draw:frame>
        <draw:frame presentation:style-name="pr9" draw:text-style-name="P16" draw:layer="layout" svg:width="25.199cm" svg:height="15.496cm" svg:x="1.4cm" svg:y="4.257cm" presentation:class="subtitle" presentation:user-transformed="true">
          <draw:text-box>
            <text:list text:style-name="L2">
              <text:list-item>
                <text:p text:style-name="P15"><text:span text:style-name="T9">Man könnte die Masse einer Stoffmenge durch die Atommasse dividieren, um die Zahl der Atome im Volumen zu berechnen.</text:span></text:p>
              </text:list-item>
              <text:list-item>
                <text:p text:style-name="P15"><text:span text:style-name="T9">Die Konstante </text:span><text:span text:style-name="T11">b</text:span><text:span text:style-name="T16"> in der van der Waals-Gleichung für reale Gase wird als direkt proportional zum Teilchenvolumen interpretiert.</text:span></text:p>
              </text:list-item>
              <text:list-item>
                <text:p text:style-name="P15"><text:span text:style-name="T16">Die Koeffizienten der inneren Reibung und der Wärmeleitung hängen von der freien Weglänge der Teilchen ab, und diese wiederum von </text:span><text:span text:style-name="T11">R</text:span><text:span text:style-name="T16">.</text:span></text:p>
              </text:list-item>
              <text:list-item>
                <text:p text:style-name="P15"><text:span text:style-name="T1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16"/></text:p>
            <text:p><text:span text:style-name="T16">Berechnet man nach solchen Methoden die Atomradien, so findet man für </text:span><text:span text:style-name="T99">alle</text:span><text:span text:style-name="T100"> Atome dieselbe Größenordnung:</text:span></text:p>
            <text:p><text:span text:style-name="T100">R = 0,8 bis 3 </text:span><text:span text:style-name="T19">∙ 10</text:span><text:span text:style-name="T101">-10</text:span><text:span text:style-name="T21"> m.</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text-style-name="P7" draw:layer="layout" svg:width="25.199cm" svg:height="3.506cm" svg:x="1.4cm" svg:y="0.837cm" presentation:class="title">
          <draw:text-box>
            <text:p><text:span text:style-name="T22">Formulieren Sie die Faradayschen Gesetze der Elektrolyse.</text:span></text:p>
          </draw:text-box>
        </draw:frame>
        <draw:frame presentation:style-name="pr10" draw:text-style-name="P16" draw:layer="layout" svg:width="25.199cm" svg:height="15.678cm" svg:x="1.4cm" svg:y="4.755cm" presentation:class="subtitle" presentation:user-transformed="true">
          <draw:text-box>
            <text:p text:style-name="P15"><text:span text:style-name="T9">1)</text:span><text:span text:style-name="T9"><text:tab/></text:span><text:span text:style-name="T9">Die an einer Elektrode abgeschiedene Masse </text:span><text:span text:style-name="T11">M</text:span><text:span text:style-name="T9"> ist der </text:span><text:span text:style-name="T9"><text:tab/></text:span><text:span text:style-name="T9"><text:tab/></text:span><text:span text:style-name="T9"><text:tab/></text:span><text:span text:style-name="T9"><text:tab/></text:span><text:span text:style-name="T9"><text:tab/></text:span><text:span text:style-name="T9">transportierten Ladung </text:span><text:span text:style-name="T11">Q</text:span><text:span text:style-name="T9"> proportional:</text:span></text:p>
            <text:p text:style-name="P3"><text:span text:style-name="T11">M </text:span><text:span text:style-name="T16">= </text:span><text:span text:style-name="T11">A Q</text:span><text:span text:style-name="T16">.</text:span></text:p>
            <text:p text:style-name="P3"><text:span text:style-name="T11">A</text:span><text:span text:style-name="T9"> nennt man das </text:span><text:span text:style-name="T11">elektrochemische Äquivalent</text:span><text:span text:style-name="T9"> mit der Einheit kg(A s)</text:span><text:span text:style-name="T89">-1</text:span><text:span text:style-name="T52">.</text:span></text:p>
            <text:p text:style-name="P15"><text:span text:style-name="T52"/></text:p>
            <text:p text:style-name="P15"><text:span text:style-name="T52">2)</text:span><text:span text:style-name="T52"><text:tab/></text:span><text:span text:style-name="T52">Ein </text:span><text:span text:style-name="T54">Grammäquivalent</text:span><text:span text:style-name="T52"> transportiert für </text:span><text:span text:style-name="T53">alle</text:span><text:span text:style-name="T52"> Stoffe dieselbe </text:span><text:span text:style-name="T52"><text:tab/></text:span><text:span text:style-name="T52"><text:tab/></text:span><text:span text:style-name="T52"><text:tab/></text:span><text:span text:style-name="T52"><text:tab/></text:span><text:span text:style-name="T52">Ladungsmenge, gegeben durch die </text:span><text:span text:style-name="T54">Faraday-Konstante</text:span><text:span text:style-name="T52">:</text:span></text:p>
            <text:p text:style-name="P15"><text:span text:style-name="T52"/></text:p>
            <text:p text:style-name="P15"><text:span text:style-name="T52"/></text:p>
            <text:p text:style-name="P3"><text:span text:style-name="T52">Dabei definiert man: 1 Grammäquivalent = 1 Mol/Wertigkeit .</text:span></text:p>
            <text:p text:style-name="P3"><text:span text:style-name="T52">Ein Mol eines jeden Stoffes enthält stets </text:span><text:span text:style-name="T54">N</text:span><text:span text:style-name="T102">A</text:span><text:span text:style-name="T84"> Atome bzw. Moleküle. Ein einwertiges Ion transportiert demnach die Ladung</text:span></text:p>
            <text:p text:style-name="P3"><text:span text:style-name="T84"/></text:p>
            <text:p text:style-name="P3"><text:span text:style-name="T84"/></text:p>
            <text:p text:style-name="P3"><text:span text:style-name="T84">ein </text:span><text:span text:style-name="T54">n-</text:span><text:span text:style-name="T84">wertiges dagegen die Ladung </text:span><text:span text:style-name="T54">ne</text:span><text:span text:style-name="T84">.</text:span></text:p>
          </draw:text-box>
        </draw:frame>
        <draw:frame draw:style-name="gr2" draw:text-style-name="P3" draw:layer="layout" svg:width="5.166cm" svg:height="2.192cm" svg:x="11.416cm" svg:y="11.903cm">
          <text:p/>
          <draw:object xlink:href="../Faraday-Konstante.odf" xlink:type="simple" xlink:show="embed" xlink:actuate="onLoad"/>
          <draw:image xlink:href="./ObjectReplacements/Object 40" xlink:type="simple" xlink:show="embed" xlink:actuate="onLoad"/>
        </draw:frame>
        <draw:frame draw:style-name="gr2" draw:text-style-name="P3" draw:layer="layout" svg:width="9.026cm" svg:height="2.327cm" svg:x="9.486cm" svg:y="17.236cm">
          <text:p/>
          <draw:object xlink:href="../Ladungstransport%20eines%20einwertigen%20Ions%20(Faraday'sche%20Gesetze).odf"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schreiben Sie den Millikan-Versuch. Inwieweit beweist dieser die diskrete Struktur der elektrischen Ladung?</text:span></text:p>
          </draw:text-box>
        </draw:frame>
        <draw:frame presentation:style-name="pr1" draw:text-style-name="P4" draw:layer="layout" svg:width="25.199cm" svg:height="12.18cm" svg:x="1.4cm" svg:y="4.914cm" presentation:class="subtitle">
          <draw:text-box>
            <text:p><text:span text:style-name="T9">Untersucht wird die Bewegung kleinster elektrisch geladener Öltröpfchen in elektrischen Feldern. Die Messung der Ladung </text:span><text:span text:style-name="T11">q</text:span><text:span text:style-name="T16"> ergab stets ein ganzzahliges Vielfaches einer </text:span><text:span text:style-name="T11">Elementarladung</text:span><text:span text:style-name="T16">. Die diskrete Struktur der elektrischen Ladung war damit eindeutig bewiesen.</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17" draw:layer="layout" svg:width="25.199cm" svg:height="3.506cm" svg:x="1.4cm" svg:y="0.837cm" presentation:class="title">
          <draw:text-box>
            <text:p text:style-name="P3"><text:span text:style-name="T22">Welche Methoden zur Erzeugung </text:span><text:span text:style-name="T103">freier</text:span><text:span text:style-name="T104"> Elektronen kennen Sie?</text:span></text:p>
          </draw:text-box>
        </draw:frame>
        <draw:frame presentation:style-name="pr1" draw:text-style-name="P16" draw:layer="layout" svg:width="25.199cm" svg:height="12.397cm" svg:x="1.4cm" svg:y="6.106cm" presentation:class="subtitle" presentation:user-transformed="true">
          <draw:text-box>
            <text:p text:style-name="P15"><text:span text:style-name="T9">(1)</text:span><text:span text:style-name="T9"><text:tab/></text:span><text:span text:style-name="T9">Elektronenbefreiung durch </text:span><text:span text:style-name="T11">Stoßionisation</text:span><text:span text:style-name="T16"> von Gasatomen. Man </text:span><text:span text:style-name="T16"><text:tab/></text:span><text:span text:style-name="T16"><text:tab/></text:span><text:span text:style-name="T16"><text:tab/></text:span><text:span text:style-name="T16">beschleunigt dazu geladene Teilchen in einem elektrischen Feld auf </text:span><text:span text:style-name="T16"><text:tab/></text:span><text:span text:style-name="T16"><text:tab/></text:span><text:span text:style-name="T16">hohe Geschwindigkeiten oder benutzt die hohen kinetischen </text:span><text:span text:style-name="T16"><text:tab/></text:span><text:span text:style-name="T16"><text:tab/></text:span><text:span text:style-name="T16"><text:tab/></text:span><text:span text:style-name="T16"><text:tab/></text:span><text:span text:style-name="T16">Energien der Teilchen eines </text:span><text:span text:style-name="T11">heißen</text:span><text:span text:style-name="T16"> Gases (</text:span><text:span text:style-name="T11">thermische Ionisierung</text:span><text:span text:style-name="T16">).</text:span></text:p>
            <text:p text:style-name="P15"><text:span text:style-name="T16">(2)</text:span><text:span text:style-name="T16"><text:tab/></text:span><text:span text:style-name="T11">Glühemission</text:span><text:span text:style-name="T16"> aus hoch erhitzten Metalloberflächen.</text:span></text:p>
            <text:p text:style-name="P15"><text:span text:style-name="T16">(3)</text:span><text:span text:style-name="T16"><text:tab/></text:span><text:span text:style-name="T11">Lichtelektrischer Effekt</text:span><text:span text:style-name="T16">. Hinreichend kurzwelliges Licht kann </text:span><text:span text:style-name="T16"><text:tab/></text:span><text:span text:style-name="T16"><text:tab/></text:span><text:span text:style-name="T16"><text:tab/></text:span><text:span text:style-name="T16"><text:tab/></text:span><text:span text:style-name="T16">Elektronen durch Energieaustausch aus Festkörpern befreien.</text:span></text:p>
            <text:p text:style-name="P15"><text:span text:style-name="T16">(4)</text:span><text:span text:style-name="T16"><text:tab/></text:span><text:span text:style-name="T11">Feldemission</text:span><text:span text:style-name="T16">. Durch extrem hohe elektrische Felder, wie sie sich zum </text:span><text:span text:style-name="T16"><text:tab/></text:span><text:span text:style-name="T16">Beispiel an scharfen Metallspitzen ausbilden, lassen sich Elektronen </text:span><text:span text:style-name="T16"><text:tab/></text:span><text:span text:style-name="T16"><text:tab/></text:span><text:span text:style-name="T16">aus Metalloberflächen abziehen.</text:span></text:p>
            <text:p text:style-name="P15"><text:span text:style-name="T16">(5)</text:span><text:span text:style-name="T16"><text:tab/></text:span><text:span text:style-name="T71">β-Strahlen</text:span><text:span text:style-name="T105">. Bestimmte radioaktive Substanzen emittieren spontan </text:span><text:span text:style-name="T105"><text:tab/></text:span><text:span text:style-name="T105"><text:tab/></text:span><text:span text:style-name="T105">Elektronen.</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rum stellt ein elektrisches Feld ein Energiespektrometer dar? Wonach </text:span><text:span text:style-name="T55">sortiert</text:span><text:span text:style-name="T56"> ein Magnetfeld?</text:span></text:p>
          </draw:text-box>
        </draw:frame>
        <draw:frame presentation:style-name="pr1" draw:text-style-name="P4" draw:layer="layout" svg:width="25.199cm" svg:height="12.18cm" svg:x="1.4cm" svg:y="4.914cm" presentation:class="subtitle" presentation:user-transformed="true">
          <draw:text-box>
            <text:p><text:span text:style-name="T9">Das elektrische Feld sortiert nach der kinetischen Energie (Ablenkung eines Elektronenstrahls im transversalen elektrischen Feld), stellt also ein Energiespektrometer dar:</text:span></text:p>
            <text:p><text:span text:style-name="T9"/></text:p>
            <text:p><text:span text:style-name="T9"/></text:p>
            <text:p><text:span text:style-name="T9"/></text:p>
            <text:p><text:span text:style-name="T9">Ein transversales Magnetfeld sortiert nach dem Impuls </text:span><text:span text:style-name="T11">mv</text:span><text:span text:style-name="T16"> :</text:span></text:p>
          </draw:text-box>
        </draw:frame>
        <draw:frame draw:style-name="gr2" draw:text-style-name="P3" draw:layer="layout" svg:width="4.578cm" svg:height="1.168cm" svg:x="11.71cm" svg:y="11.415cm">
          <text:p/>
          <draw:object xlink:href="../Elektrisches%20Feld%20als%20Energiespektrometer.odf" xlink:type="simple" xlink:show="embed" xlink:actuate="onLoad"/>
          <draw:image xlink:href="./ObjectReplacements/Object 42" xlink:type="simple" xlink:show="embed" xlink:actuate="onLoad"/>
        </draw:frame>
        <draw:frame draw:style-name="gr2" draw:text-style-name="P3" draw:layer="layout" svg:width="8.803cm" svg:height="2.564cm" svg:x="9.598cm" svg:y="15.617cm">
          <text:p/>
          <draw:object xlink:href="../transversales%20Magnetfeld%20als%20Impulsspektrometer.odf"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hängt die Elektronenmasse von der Geschwindigkeit ab?</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5.419cm" svg:height="3.991cm" svg:x="11.29cm" svg:y="9.404cm">
          <text:p/>
          <draw:object xlink:href="../Elektronenmasse%20in%20Abhängigkeit%20zur%20Geschwindigkeit.odf"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ie Einheit </text:span><text:span text:style-name="T8">Elektronenvolt</text:span><text:span text:style-name="T28"> definiert?</text:span></text:p>
          </draw:text-box>
        </draw:frame>
        <draw:frame presentation:style-name="pr1" draw:text-style-name="P4" draw:layer="layout" svg:width="25.199cm" svg:height="12.18cm" svg:x="1.4cm" svg:y="4.914cm" presentation:class="subtitle">
          <draw:text-box>
            <text:p><text:span text:style-name="T9">Ein Elektronenvolt ist die Arbeit, die aufgewendet werden muß, um die Elementarladung </text:span><text:span text:style-name="T11">e</text:span><text:span text:style-name="T16"> zwischen zwei Punkten zu verschieben, die eine Potentialdifferenz von 1 V aufweisen.</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Stern-Gerlach-Versuch.</text:span></text:p>
          </draw:text-box>
        </draw:frame>
        <draw:frame presentation:style-name="pr1" draw:text-style-name="P4" draw:layer="layout" svg:width="25.199cm" svg:height="12.18cm" svg:x="1.4cm" svg:y="4.914cm" presentation:class="subtitle">
          <draw:text-box>
            <text:p><text:span text:style-name="T9">In einem Ofen werden Ag-Atome </text:span><text:span text:style-name="T11">verdampft</text:span><text:span text:style-name="T1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text-style-name="P11" draw:layer="layout" svg:width="25.199cm" svg:height="3.506cm" svg:x="1.4cm" svg:y="0.836cm" presentation:class="title" presentation:user-transformed="true">
          <draw:text-box>
            <text:p><text:span text:style-name="T46">Welche Aufspaltung erfährt ein Ag-</text:span><text:span text:style-name="T106">Atom</text:span><text:span text:style-name="T107">strahl im Stern-Gerlach-Versuch? Was passiert, wenn man statt Ag-Atomen Ag</text:span><text:span text:style-name="T108">+</text:span><text:span text:style-name="T46">-Ionen verwendet?</text:span></text:p>
          </draw:text-box>
        </draw:frame>
        <draw:frame presentation:style-name="pr1" draw:text-style-name="P4" draw:layer="layout" svg:width="25.199cm" svg:height="14.463cm" svg:x="1.4cm" svg:y="5.773cm" presentation:class="subtitle" presentation:user-transformed="true">
          <draw:text-box>
            <text:p><text:span text:style-name="T16">Das Experiment zeigt zwei Spuren gleicher Intensität des um gleiche Beträge abgelenkten Strahls</text:span><text:span text:style-name="T9">:</text:span></text:p>
            <text:p><text:span text:style-name="T9"/></text:p>
            <text:p><text:span text:style-name="T9"/></text:p>
            <text:p><text:span text:style-name="T9"/></text:p>
            <text:p><text:span text:style-name="T9"/></text:p>
            <text:p><text:span text:style-name="T9"/></text:p>
            <text:p><text:span text:style-name="T9">Es hat also im Widerspruch zur klassischen Theorie eine Richtungsquantelung (cos </text:span><text:span text:style-name="T71">α</text:span><text:span text:style-name="T26"> = ±1 ↔ </text:span><text:span text:style-name="T71">α</text:span><text:span text:style-name="T26"> = 0,π) </text:span><text:span text:style-name="T9">stattgefunden.</text:span></text:p>
            <text:p><text:span text:style-name="T9"/></text:p>
            <text:p><text:span text:style-name="T9">Verwendet man stattdessen Ag</text:span><text:span text:style-name="T89">+</text:span><text:span text:style-name="T52">-Ionen, beobachtet man keine Aufspaltung. Die Strahlaufspaltung muß also dem beim Atom im Vergleich zum Ion zusätzlich vorhandenen </text:span><text:span text:style-name="T54">Leuchtelektron</text:span><text:span text:style-name="T84"> zuzuschreiben sein.</text:span></text:p>
          </draw:text-box>
        </draw:frame>
        <draw:frame draw:style-name="gr2" draw:text-style-name="P3" draw:layer="layout" svg:width="11.603cm" svg:height="3.666cm" svg:x="8.198cm" svg:y="8.666cm">
          <text:p/>
          <draw:object xlink:href="../Aufspaltung%20im%20Stern-Gerlach-Versuch.odf"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n Spin besitzt das Elektro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6.002cm" svg:height="2.192cm" svg:x="10.998cm" svg:y="9.403cm">
          <text:p/>
          <draw:object xlink:href="../Spin%20des%20Elektrons.odf" xlink:type="simple" xlink:show="embed" xlink:actuate="onLoad"/>
          <draw:image xlink:href="./ObjectReplacements/Object 46"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Beschreiben Sie das Rutherfordsche Atommodell. Skizzieren Sie die Schlußfolgerungen, die zu dieser Modellvorstellung führten.</text:span></text:p>
          </draw:text-box>
        </draw:frame>
        <draw:frame presentation:style-name="pr1" draw:text-style-name="P4" draw:layer="layout" svg:width="25.199cm" svg:height="14.463cm" svg:x="1.4cm" svg:y="5.373cm" presentation:class="subtitle" presentation:user-transformed="true">
          <draw:text-box>
            <text:p><text:span text:style-name="T9">Rutherford ließ </text:span><text:span text:style-name="T26">α-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09">-15</text:span><text:span text:style-name="T73">m bis </text:span></text:p>
            <text:p><text:span text:style-name="T73">10</text:span><text:span text:style-name="T109">-14</text:span><text:span text:style-name="T73">m (vgl. 10</text:span><text:span text:style-name="T109">-10</text:span><text:span text:style-name="T73">m Atomradius) betragen dürfte. Um die schweren α-Teilchen ablenken zu können, muß er zudem praktisch die gesamte Atommasse in sich vereinigen. Aus der Art der Ablenkung folgte ferner zwingend, daß der Kern ebenso wie die α-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eren α-Teilchen nur am Kern gestreut werden.</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er </text:span><text:span text:style-name="T8">Stoßparameter</text:span><text:span text:style-name="T28"> definiert?</text:span></text:p>
          </draw:text-box>
        </draw:frame>
        <draw:frame presentation:style-name="pr1" draw:text-style-name="P4" draw:layer="layout" svg:width="25.199cm" svg:height="12.18cm" svg:x="1.4cm" svg:y="4.914cm" presentation:class="subtitle">
          <draw:text-box>
            <text:p><text:span text:style-name="T9">Der Stoßparameter </text:span><text:span text:style-name="T11">p</text:span><text:span text:style-name="T16"> bezeichnet den Abstand, in dem das Teilchen </text:span><text:span text:style-name="T99">ohne</text:span><text:span text:style-name="T100"> Wechselwirkung am Kern vorbeifliegen würde. Die Ablenkung ist umso schwächer je größer </text:span><text:span text:style-name="T23">p</text:span><text:span text:style-name="T100"> ist.</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m Begriff </text:span><text:span text:style-name="T8">Interferenz</text:span><text:span text:style-name="T28">?</text:span></text:p>
          </draw:text-box>
        </draw:frame>
        <draw:frame presentation:style-name="pr1" draw:text-style-name="P4" draw:layer="layout" svg:width="25.199cm" svg:height="12.18cm" svg:x="1.4cm" svg:y="4.914cm" presentation:class="subtitle">
          <draw:text-box>
            <text:p><text:span text:style-name="T9">Interferenz ist die Erscheinung, daß Licht durch Licht ausgelöscht werden kann, jedoch sind nur </text:span><text:span text:style-name="T11">kohärente</text:span><text:span text:style-name="T9"> Lichtwellen zur Interferenz fähig.</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nötigt man zur Interferenz kohärente Lichtwellen?</text:span></text:p>
          </draw:text-box>
        </draw:frame>
        <draw:frame presentation:style-name="pr1" draw:text-style-name="P4" draw:layer="layout" svg:width="25.199cm" svg:height="12.18cm" svg:x="1.4cm" svg:y="4.914cm" presentation:class="subtitle">
          <draw:text-box>
            <text:p><text:span text:style-name="T9">Interferierende Wellenzüge müssen während einer Zeit </text:span><text:span text:style-name="T11">t</text:span><text:span text:style-name="T16">, die groß verglichen mit der Schwingungsdauer </text:span><text:span text:style-name="T58">τ</text:span><text:span text:style-name="T110"> = 1 / </text:span><text:span text:style-name="T58">ν</text:span><text:span text:style-name="T16"> ist, in einer festen Phasenbeziehung zueinander stehen.</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Fresnelschen Spiegelversuch.</text:span></text:p>
          </draw:text-box>
        </draw:frame>
        <draw:frame presentation:style-name="pr1" draw:text-style-name="P4" draw:layer="layout" svg:width="25.199cm" svg:height="12.18cm" svg:x="1.4cm" svg:y="4.914cm" presentation:class="subtitle">
          <draw:text-box>
            <text:p><text:span text:style-name="T9">Beim </text:span><text:span text:style-name="T111">Fresnel-Spiegelversuch</text:span><text:span text:style-name="T112"> ersetzt man die Lichtquelle L durch die virtuellen Bilder (Lichtquellen) L1 und L2, die von zwei unter dem Winkel </text:span><text:span text:style-name="T113">α</text:span><text:span text:style-name="T114"> geneigten Spiegeln entworfen werden. Von diesen virtuellen, sicher kohärenten Lichtquellen gehen die Lichtbündel B1 und B2 aus, die miteinander interferieren.</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Unter welchen Bedingungen ergeben sich bei </text:span><text:span text:style-name="T115">Interferenzstreifen gleicher Neigung</text:span><text:span text:style-name="T116"> Verstärkung bzw. Auslöschung?</text:span></text:p>
          </draw:text-box>
        </draw:frame>
        <draw:frame presentation:style-name="pr1" draw:text-style-name="P4" draw:layer="layout" svg:width="25.199cm" svg:height="12.18cm" svg:x="1.4cm" svg:y="4.914cm" presentation:class="subtitle">
          <draw:text-box>
            <text:p><text:span text:style-name="T9"/></text:p>
            <text:p><text:span text:style-name="T9"/></text:p>
            <text:p><text:span text:style-name="T9"/></text:p>
            <text:p><text:span text:style-name="T9"/></text:p>
            <text:p><text:span text:style-name="T9"/></text:p>
            <text:p><text:span text:style-name="T11">z</text:span><text:span text:style-name="T9"> = 0,1,2,3,... ist die Ordnungszahl der Interferenz.</text:span></text:p>
          </draw:text-box>
        </draw:frame>
        <draw:frame draw:style-name="gr2" draw:text-style-name="P3" draw:layer="layout" svg:width="11.97cm" svg:height="3.986cm" svg:x="8.014cm" svg:y="8.506cm">
          <text:p/>
          <draw:object xlink:href="../Verstärkung%20und%20Auslöschung%20bei%20Interferenzstreifen%20gleicher%20Neigung%20besser.odf" xlink:type="simple" xlink:show="embed" xlink:actuate="onLoad"/>
          <draw:image xlink:href="./ObjectReplacements/Object 48"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zeichnet man als </text:span><text:span text:style-name="T8">Poissonschen Fleck</text:span><text:span text:style-name="T28">?</text:span></text:p>
          </draw:text-box>
        </draw:frame>
        <draw:frame presentation:style-name="pr1" draw:text-style-name="P4" draw:layer="layout" svg:width="25.199cm" svg:height="12.18cm" svg:x="1.4cm" svg:y="4.914cm" presentation:class="subtitle">
          <draw:text-box>
            <text:p><text:span text:style-name="T9">Gebeugtes Licht, das hinter einem kleinen, schattenwerfenden Scheibchen als heller Fleck </text:span><text:span text:style-name="T11">im Zentrum des Schattens</text:span><text:span text:style-name="T9"> erscheint.</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Beugung</text:span><text:span text:style-name="T28">.</text:span></text:p>
          </draw:text-box>
        </draw:frame>
        <draw:frame presentation:style-name="pr1" draw:text-style-name="P4" draw:layer="layout" svg:width="25.199cm" svg:height="12.18cm" svg:x="1.4cm" svg:y="4.914cm" presentation:class="subtitle">
          <draw:text-box>
            <text:p><text:span text:style-name="T9">Die Abweichung des Lichtes von der geradlinigen Ausbreitung wird als </text:span><text:span text:style-name="T111">Beugung</text:span><text:span text:style-name="T9"> bezeichnet.</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Huygenssche Prinzip.</text:span></text:p>
          </draw:text-box>
        </draw:frame>
        <draw:frame presentation:style-name="pr1" draw:text-style-name="P4" draw:layer="layout" svg:width="25.199cm" svg:height="12.18cm" svg:x="1.4cm" svg:y="4.914cm" presentation:class="subtitle">
          <draw:text-box>
            <text:p><text:span text:style-name="T9">Jeder Punkt des Raumes, der von einer Welle erreicht wird, ist der Entstehungsort einer neuen Elementarwelle. Der Wellenzustand zu einem späteren Zeitpunkt ist das Ergebnis der Interferenz aller Elementarwellen.</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text-style-name="P7" draw:layer="layout" svg:width="25.199cm" svg:height="3.506cm" svg:x="1.4cm" svg:y="0.837cm" presentation:class="title">
          <draw:text-box>
            <text:p><text:span text:style-name="T22">Erklären Sie mit Hilfe der Fresnelschen Zonen die Entstehung des Poissonschen Flecks.</text:span></text:p>
          </draw:text-box>
        </draw:frame>
        <draw:frame presentation:style-name="pr1" draw:text-style-name="P8" draw:layer="layout" svg:width="25.199cm" svg:height="12.18cm" svg:x="1.4cm" svg:y="4.914cm" presentation:class="subtitle">
          <draw:text-box>
            <text:p><text:span text:style-name="T30">Die Fresnelschen Zonen werden </text:span><text:span text:style-name="T117">ausgehend vom Bildpunkt P </text:span><text:span text:style-name="T30">durch eine Schar von konzentrischen Kugelflächen mit Radienunterschieden von </text:span><text:span text:style-name="T69">λ</text:span><text:span text:style-name="T117">/2 aus der Wellenfront W der Lichtquelle L ausgeschnitten. Ein Flächensegment F</text:span><text:span text:style-name="T118">n</text:span><text:span text:style-name="T117"> ist somit </text:span><text:span text:style-name="T69">λ</text:span><text:span text:style-name="T117">/2 breit. Wird die innerste Zone durch einen Schirm abgedeckt, so bleibt trotzdem in P Helligkeit, weil nun die Summation über die zweite, dritte, …, </text:span><text:span text:style-name="T69">n</text:span><text:span text:style-name="T117">-te Zone die Wirkung der halben zweiten Zone in P übrig läßt. Schirmt man auch die zweite Zone ab, so bleibt die Wirkung der halben dritten Zone, usw. …</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text-style-name="P7" draw:layer="layout" svg:width="25.199cm" svg:height="3.506cm" svg:x="1.4cm" svg:y="0.837cm" presentation:class="title">
          <draw:text-box>
            <text:p><text:span text:style-name="T22">Wodurch unterscheidet man Fraunhofer- und Fresnel-Beugung?</text:span></text:p>
          </draw:text-box>
        </draw:frame>
        <draw:frame presentation:style-name="pr1" draw:text-style-name="P4" draw:layer="layout" svg:width="25.199cm" svg:height="12.18cm" svg:x="1.4cm" svg:y="4.914cm" presentation:class="subtitle">
          <draw:text-box>
            <text:p><text:span text:style-name="T9">Fraunhofer-Beugung tritt bei parallelem, Fresnel-Beugung bei divergentem Licht auf.</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ie lauten die Bedingungen für Intensitätsminima bzw. Intensitätsmaxima bei der Beugung am Einzelspalt?</text:span></text:p>
          </draw:text-box>
        </draw:frame>
        <draw:frame presentation:style-name="pr1" draw:text-style-name="P18" draw:layer="layout" svg:width="25.199cm" svg:height="12.18cm" svg:x="1.4cm" svg:y="4.914cm" presentation:class="subtitle" presentation:user-transformed="true">
          <draw:text-box>
            <text:p text:style-name="P15"><text:span text:style-name="T24"><text:tab/></text:span><text:span text:style-name="T24"><text:tab/></text:span><text:span text:style-name="T24"><text:tab/></text:span><text:span text:style-name="T24">Intensitätsminima:</text:span></text:p>
            <text:p text:style-name="P15"><text:span text:style-name="T24"/></text:p>
            <text:p text:style-name="P15"><text:span text:style-name="T24"/></text:p>
            <text:p text:style-name="P15"><text:span text:style-name="T24"/></text:p>
            <text:p text:style-name="P15"><text:span text:style-name="T24"/></text:p>
            <text:p text:style-name="P15"><text:span text:style-name="T24"><text:tab/></text:span><text:span text:style-name="T24"><text:tab/></text:span><text:span text:style-name="T24"><text:tab/></text:span><text:span text:style-name="T24">Intensitätsmaxima:</text:span></text:p>
          </draw:text-box>
        </draw:frame>
        <draw:frame draw:style-name="gr2" draw:text-style-name="P3" draw:layer="layout" svg:width="10.864cm" svg:height="1.168cm" svg:x="8.567cm" svg:y="10.415cm">
          <text:p/>
          <draw:object xlink:href="../Intensitätsminima%20bei%20Beugung%20am%20Einzelspalt.odf" xlink:type="simple" xlink:show="embed" xlink:actuate="onLoad"/>
          <draw:image xlink:href="./ObjectReplacements/Object 49" xlink:type="simple" xlink:show="embed" xlink:actuate="onLoad"/>
        </draw:frame>
        <draw:frame draw:style-name="gr2" draw:text-style-name="P3" draw:layer="layout" svg:width="12.844cm" svg:height="2.405cm" svg:x="7.577cm" svg:y="15.297cm">
          <text:p/>
          <draw:object xlink:href="../Intensitätsmaxima%20bei%20Beugung%20am%20Einzelspalt.odf"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text-style-name="P19" draw:layer="layout" svg:width="25.199cm" svg:height="3.506cm" svg:x="1.4cm" svg:y="0.838cm" presentation:class="title" presentation:user-transformed="true">
          <draw:text-box>
            <text:p><text:span text:style-name="T119">Von welchen Faktoren ist die Intensität der um den Winkel </text:span><text:span text:style-name="T120">α</text:span><text:span text:style-name="T121"> am Einzelspalt gebeugten Strahlung im wesentlichen bestimmt?</text:span></text:p>
          </draw:text-box>
        </draw:frame>
        <draw:frame presentation:style-name="pr1" draw:text-style-name="P4" draw:layer="layout" svg:width="25.199cm" svg:height="12.18cm" svg:x="1.4cm" svg:y="4.914cm" presentation:class="subtitle">
          <draw:text-box>
            <text:p><text:span text:style-name="T9">Mit wachsender Ordnung </text:span><text:span text:style-name="T11">n</text:span><text:span text:style-name="T16"> der Maxima muß die Intensität abnehmen, da dann ein immer kleineres Strahlenbündel </text:span><text:span text:style-name="T99">nicht</text:span><text:span text:style-name="T100"> weginterferiert wird.</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Welche Bedingung ist für die Hauptmaxima der Beugung an einem Gitter aus </text:span><text:span text:style-name="T115">N</text:span><text:span text:style-name="T116"> Spalten der Breite </text:span><text:span text:style-name="T115">d</text:span><text:span text:style-name="T116"> im Abstand </text:span><text:span text:style-name="T115">a</text:span><text:span text:style-name="T116"> zu erfülle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11.997cm" svg:height="1.836cm" svg:x="8.001cm" svg:y="9.581cm">
          <text:p/>
          <draw:object xlink:href="../Bedingung%20für%20Hauptmaxima%20bei%20Beugung%20am%20Gitter.odf" xlink:type="simple" xlink:show="embed" xlink:actuate="onLoad"/>
          <draw:image xlink:href="./ObjectReplacements/Object 51"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n Typ </text:span><text:span text:style-name="T87">Gitter</text:span><text:span text:style-name="T88"> benötigt man für Beugungserscheinungen bei Röntgenstrahlung?</text:span></text:p>
          </draw:text-box>
        </draw:frame>
        <draw:frame presentation:style-name="pr1" draw:text-style-name="P4" draw:layer="layout" svg:width="25.199cm" svg:height="12.18cm" svg:x="1.4cm" svg:y="4.914cm" presentation:class="subtitle">
          <draw:text-box>
            <text:p><text:span text:style-name="T9">Aufgrund der sehr kurzen Wellenlänge ein sehr kleines, beispielsweise die regelmäßige Anordnung der Atome im Kristallgitter.</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 Bravais-Gitter?</text:span></text:p>
          </draw:text-box>
        </draw:frame>
        <draw:frame presentation:style-name="pr1" draw:text-style-name="P4" draw:layer="layout" svg:width="25.199cm" svg:height="12.18cm" svg:x="1.4cm" svg:y="4.914cm" presentation:class="subtitle" presentation:user-transformed="true">
          <draw:text-box>
            <text:p><text:span text:style-name="T9">Bei einem Bravais-Gitter ist jede Atomart durch ein Tripel </text:span><text:span text:style-name="T10">n</text:span><text:span text:style-name="T100"> = (</text:span><text:span text:style-name="T23">n</text:span><text:span text:style-name="T82">1</text:span><text:span text:style-name="T78">, </text:span><text:span text:style-name="T83">n</text:span><text:span text:style-name="T82">2</text:span><text:span text:style-name="T78">, </text:span><text:span text:style-name="T83">n</text:span><text:span text:style-name="T82">3</text:span><text:span text:style-name="T78">) </text:span><text:span text:style-name="T122">ganzer</text:span><text:span text:style-name="T78"> Zahlen </text:span><text:span text:style-name="T78"><text:tab/></text:span><text:span text:style-name="T78"><text:tab/></text:span><text:span text:style-name="T78"><text:tab/></text:span><text:span text:style-name="T78">gekennzeichnet:</text:span></text:p>
            <text:p><text:span text:style-name="T78"/></text:p>
            <text:p><text:span text:style-name="T78"/></text:p>
            <text:p><text:span text:style-name="T78"/></text:p>
            <text:p><text:span text:style-name="T78"/></text:p>
            <text:p><text:span text:style-name="T78"/></text:p>
            <text:p><text:span text:style-name="T78">Es gibt 14 Bravais-Gitter; die </text:span><text:span text:style-name="T123">a</text:span><text:span text:style-name="T124">i</text:span><text:span text:style-name="T78"> (beliebige Translationsvektoren, die nicht in einer Ebene liegen) bilden eine kristallographische Basis.</text:span></text:p>
          </draw:text-box>
        </draw:frame>
        <draw:frame draw:style-name="gr2" draw:text-style-name="P3" draw:layer="layout" svg:width="2.54cm" svg:height="1.168cm" svg:x="12.329cm" svg:y="7.362cm">
          <text:p/>
          <draw:object xlink:href="../ni%20in%20setZ.odf" xlink:type="simple" xlink:show="embed" xlink:actuate="onLoad"/>
          <draw:image xlink:href="./ObjectReplacements/Object 52" xlink:type="simple" xlink:show="embed" xlink:actuate="onLoad"/>
        </draw:frame>
        <draw:frame draw:style-name="gr2" draw:text-style-name="P3" draw:layer="layout" svg:width="4.561cm" svg:height="2.392cm" svg:x="11.719cm" svg:y="9.803cm">
          <text:p/>
          <draw:object xlink:href="../Bravais-Gitter.odf" xlink:type="simple" xlink:show="embed" xlink:actuate="onLoad"/>
          <draw:image xlink:href="./ObjectReplacements/Object 53"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draw:text-box>
              <text:p><text:span text:style-name="T125">(Seite 47, Wikipedia: Elementarzelle, Bravais-Gitter)</text:span></text:p>
            </draw:text-box>
          </draw:frame>
        </presentation:notes>
      </draw:page>
      <draw:page draw:name="page64" draw:style-name="dp3" draw:master-page-name="Standard" presentation:presentation-page-layout-name="AL1T0">
        <draw:frame presentation:style-name="pr2" draw:text-style-name="P7" draw:layer="layout" svg:width="25.199cm" svg:height="3.506cm" svg:x="1.4cm" svg:y="0.837cm" presentation:class="title">
          <draw:text-box>
            <text:p><text:span text:style-name="T22">Erläutern Sie die Bedeutung der Laueschen Gleichungen.</text:span></text:p>
          </draw:text-box>
        </draw:frame>
        <draw:frame presentation:style-name="pr1" draw:text-style-name="P4" draw:layer="layout" svg:width="25.199cm" svg:height="12.18cm" svg:x="1.4cm" svg:y="4.914cm" presentation:class="subtitle">
          <draw:text-box>
            <text:p><text:span text:style-name="T9">Die Laueschen Gleichungen</text:span></text:p>
            <text:p><text:span text:style-name="T9"/></text:p>
            <text:p><text:span text:style-name="T9"/></text:p>
            <text:p><text:span text:style-name="T9">liefern die Bedingungen für Maxima der Intensität.</text:span></text:p>
          </draw:text-box>
        </draw:frame>
        <draw:frame draw:style-name="gr2" draw:text-style-name="P3" draw:layer="layout" svg:width="17.529cm" svg:height="1.168cm" svg:x="5.235cm" svg:y="10.515cm">
          <text:p/>
          <draw:object xlink:href="../Lauesche%20Gleichungen.odf" xlink:type="simple" xlink:show="embed" xlink:actuate="onLoad"/>
          <draw:image xlink:href="./ObjectReplacements/Object 54"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as reziproke Gitter definiert?</text:span></text:p>
          </draw:text-box>
        </draw:frame>
        <draw:frame presentation:style-name="pr1" draw:text-style-name="P4" draw:layer="layout" svg:width="25.199cm" svg:height="12.18cm" svg:x="1.4cm" svg:y="4.914cm" presentation:class="subtitle">
          <draw:text-box>
            <text:p><text:span text:style-name="T9">Das reziproke Gitter ist wie folgt definiert:</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10">b</text:span><text:span text:style-name="T124">i</text:span><text:span text:style-name="T126"> sind die primitiven Translationen des reziproken Gitters.</text:span></text:p>
          </draw:text-box>
        </draw:frame>
        <draw:frame draw:style-name="gr2" draw:text-style-name="P3" draw:layer="layout" svg:width="18.281cm" svg:height="5.822cm" svg:x="4.859cm" svg:y="7.688cm">
          <text:p/>
          <draw:object xlink:href="../reziprokes%20Gitter.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as hat das Beugungsbild eines realen Kristallgitters mit dem entsprechenden reziproken Gitter zu tun?</text:span></text:p>
          </draw:text-box>
        </draw:frame>
        <draw:frame presentation:style-name="pr1" draw:text-style-name="P4" draw:layer="layout" svg:width="25.199cm" svg:height="12.18cm" svg:x="1.4cm" svg:y="4.914cm" presentation:class="subtitle">
          <draw:text-box>
            <text:p><text:span text:style-name="T9">Das vom Kristallgitter entworfene Beugungsbild ist ein Abbild des reziproken Gitters.</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der Vektor des reziproken Gitters?</text:span></text:p>
          </draw:text-box>
        </draw:frame>
        <draw:frame presentation:style-name="pr1" draw:text-style-name="P4" draw:layer="layout" svg:width="25.199cm" svg:height="12.18cm" svg:x="1.4cm" svg:y="4.914cm" presentation:class="subtitle">
          <draw:text-box>
            <text:p><text:span text:style-name="T10">k</text:span><text:span text:style-name="T9"> – </text:span><text:span text:style-name="T10">k</text:span><text:span text:style-name="T9">' </text:span><text:span text:style-name="T127">≡ </text:span><text:span text:style-name="T128">K</text:span><text:span text:style-name="T127"> </text:span><text:span text:style-name="T9">: Vektor des reziproken Gitters</text:span></text:p>
            <text:p><text:span text:style-name="T9"/></text:p>
            <text:p><text:span text:style-name="T10">k</text:span><text:span text:style-name="T24"> </text:span><text:span text:style-name="T29">= Wellenvektor der einfallenden Welle</text:span></text:p>
            <text:p><text:span text:style-name="T10">k'</text:span><text:span text:style-name="T29"> = Wellenvektor der nach P gestreuten Welle</text:span></text:p>
            <text:p><text:span text:style-name="T29"/></text:p>
            <text:p><text:span text:style-name="T29">Der reziproke Gittervektor ist durch folgende Gleichung definiert:</text:span></text:p>
          </draw:text-box>
        </draw:frame>
        <draw:frame draw:style-name="gr2" draw:text-style-name="P3" draw:layer="layout" svg:width="7.945cm" svg:height="1.198cm" svg:x="10.027cm" svg:y="14.9cm">
          <text:p/>
          <draw:object xlink:href="../Definitionsgleichung%20des%20reziproken%20Gittervektors.odf"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obachtet man in Richtung des Vektors des reziproken Gitters und wie heißt diese Stelle?</text:span></text:p>
          </draw:text-box>
        </draw:frame>
        <draw:frame presentation:style-name="pr1" draw:text-style-name="P4" draw:layer="layout" svg:width="25.199cm" svg:height="12.18cm" svg:x="1.4cm" svg:y="4.914cm" presentation:class="subtitle">
          <draw:text-box>
            <text:p><text:span text:style-name="T9">Konstruktive Interferenz (</text:span><text:span text:style-name="T24">Lauescher Interferenzfleck</text:span><text:span text:style-name="T9">)</text:span></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text-style-name="P7" draw:layer="layout" svg:width="25.199cm" svg:height="3.506cm" svg:x="1.4cm" svg:y="0.837cm" presentation:class="title">
          <draw:text-box>
            <text:p><text:span text:style-name="T22">Drücken Sie den Netzebenenabstand </text:span><text:span text:style-name="T87">d</text:span><text:span text:style-name="T88"> durch einen passenden reziproken Gittervektor aus.</text:span></text:p>
          </draw:text-box>
        </draw:frame>
        <draw:frame presentation:style-name="pr1" draw:text-style-name="P4" draw:layer="layout" svg:width="25.199cm" svg:height="12.18cm" svg:x="1.4cm" svg:y="4.914cm" presentation:class="subtitle">
          <draw:text-box>
            <text:p><text:span text:style-name="T10"/></text:p>
            <text:p><text:span text:style-name="T10"/></text:p>
            <text:p><text:span text:style-name="T10"/></text:p>
            <text:p><text:span text:style-name="T10">G</text:span><text:span text:style-name="T129">p</text:span><text:span text:style-name="T52"> ist der kürzeste reziproke Vektor in Richtung </text:span><text:span text:style-name="T123">K</text:span><text:span text:style-name="T52">, welcher als reziproker Gittervektor senkrecht auf einer Netzebenenschar steht.</text:span></text:p>
          </draw:text-box>
        </draw:frame>
        <draw:frame draw:style-name="gr2" draw:text-style-name="P3" draw:layer="layout" svg:width="4.608cm" svg:height="2.346cm" svg:x="11.695cm" svg:y="6.326cm">
          <text:p/>
          <draw:object xlink:href="../Netzebenenabstand%20mit%20reziprokem%20Gittervektor.odf" xlink:type="simple" xlink:show="embed" xlink:actuate="onLoad"/>
          <draw:image xlink:href="./ObjectReplacements/Object 56" xlink:type="simple" xlink:show="embed" xlink:actuate="onLoad"/>
        </draw:frame>
        <draw:frame draw:style-name="gr2" draw:text-style-name="P3" draw:layer="layout" svg:width="11.544cm" svg:height="2.192cm" svg:x="8.227cm" svg:y="9.203cm">
          <text:p/>
          <draw:object xlink:href="../Netzebenenabstand%20mit%20reziprokem%20Gittervektor%20Teil%202.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text-style-name="P20" draw:layer="layout" svg:width="25.199cm" svg:height="3.506cm" svg:x="1.4cm" svg:y="0.837cm" presentation:class="title">
          <draw:text-box>
            <text:p><text:span text:style-name="T130">Was ist eine </text:span><text:span text:style-name="T131">Bragg-Ebene</text:span><text:span text:style-name="T132">?</text:span></text:p>
          </draw:text-box>
        </draw:frame>
        <draw:frame presentation:style-name="pr1" draw:text-style-name="P8" draw:layer="layout" svg:width="25.199cm" svg:height="12.18cm" svg:x="1.4cm" svg:y="4.914cm" presentation:class="subtitle" presentation:user-transformed="true">
          <draw:text-box>
            <text:p><text:span text:style-name="T30">Die Projektion eines </text:span><text:span text:style-name="T60">einfallenden</text:span><text:span text:style-name="T30"> Wellenvektors </text:span><text:span text:style-name="T133">k</text:span><text:span text:style-name="T30"> auf die Richtung eines reziproken Gittervektors </text:span><text:span text:style-name="T133">K</text:span><text:span text:style-name="T30"> muß gleich dessen halber Länge sein. Solche </text:span><text:span text:style-name="T133">k</text:span><text:span text:style-name="T30">-Vektoren definieren eine Ebene, die auf </text:span><text:span text:style-name="T133">K</text:span><text:span text:style-name="T30"> senkrecht steht. Man nennt diese Ebene </text:span><text:span text:style-name="T60">Bragg-Ebene</text:span><text:span text:style-name="T30">.</text:span></text:p>
            <text:p><text:span text:style-name="T30"/></text:p>
            <text:p><text:span text:style-name="T30">Sie steht steht in der Mitte von </text:span><text:span text:style-name="T133">K</text:span><text:span text:style-name="T30"> senkrecht auf </text:span><text:span text:style-name="T133">K</text:span><text:span text:style-name="T30">. Wegen gleicher Länge des einfallenden und gestreutenWellenvektors (</text:span><text:span text:style-name="T60">k</text:span><text:span text:style-name="T30"> = </text:span><text:span text:style-name="T60">k'</text:span><text:span text:style-name="T30">) schließen die beiden, die Laue-Bedingungen erfüllenden Wellenvektoren denselben Winkel </text:span><text:span text:style-name="T134">θ</text:span><text:span text:style-name="T70"> mit der Bragg-Ebene ein (</text:span><text:span text:style-name="T69">K</text:span><text:span text:style-name="T70"> = 2 </text:span><text:span text:style-name="T69">k</text:span><text:span text:style-name="T70"> sin </text:span><text:span text:style-name="T134">θ</text:span><text:span text:style-name="T70">).</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text-style-name="P20" draw:layer="layout" svg:width="25.199cm" svg:height="3.506cm" svg:x="1.4cm" svg:y="0.837cm" presentation:class="title">
          <draw:text-box>
            <text:p><text:span text:style-name="T130">Was besagt die Bragg-Bedingung?</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layer="layout" svg:width="25.199cm" svg:height="3.506cm" svg:x="1.4cm" svg:y="0.837cm" presentation:class="title">
          <draw:text-box>
            <text:p>Welche experimentellen Fakten verhindern eine klassische Deutung des Photoeffekts?</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Standard" presentation:presentation-page-layout-name="AL1T0">
        <draw:frame presentation:style-name="pr2" draw:layer="layout" svg:width="25.199cm" svg:height="3.506cm" svg:x="1.4cm" svg:y="0.837cm" presentation:class="title">
          <draw:text-box>
            <text:p>Beschreiben Sie Einsteins Licht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layer="layout" svg:width="25.199cm" svg:height="3.506cm" svg:x="1.4cm" svg:y="0.837cm" presentation:class="title">
          <draw:text-box>
            <text:p>Warum tritt der Photoeffekt erst oberhalb einer gewissen Grenzfrequenz auf? </text:p>
          </draw:text-box>
        </draw:frame>
        <draw:frame presentation:style-name="pr1" draw:layer="layout" svg:width="25.199cm" svg:height="12.18cm" svg:x="1.4cm" svg:y="4.914cm" presentation:class="subtitle" presentation:placeholder="true">
          <draw:text-box/>
        </draw:frame>
        <draw:frame draw:style-name="gr1" draw:text-style-name="P3" draw:layer="layout" svg:width="1.252cm" svg:height="0.76cm" svg:x="11.933cm" svg:y="2.816cm">
          <text:p/>
          <draw:object xlink:href="./Object 27" xlink:type="simple" xlink:show="embed" xlink:actuate="onLoad"/>
          <draw:image xlink:href="./ObjectReplacements/Object 27"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layer="layout" svg:width="25.199cm" svg:height="4.51cm" svg:x="1.4cm" svg:y="0.335cm" presentation:class="title">
          <draw:text-box>
            <text:p>Bedeutet eine Zunahme der Strahlungsintensität eine Erhöhung der kinetischen Energie der Photoelektron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2" draw:layer="layout" svg:width="25.199cm" svg:height="3.506cm" svg:x="1.4cm" svg:y="0.837cm" presentation:class="title">
          <draw:text-box>
            <text:p>Beschreiben Sie den Compton-Effekt.</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layer="layout" svg:width="25.199cm" svg:height="3.506cm" svg:x="1.4cm" svg:y="0.837cm" presentation:class="title">
          <draw:text-box>
            <text:p>Welche Ruhemasse hat das Photon? Welcher Impuls muß ihm zugeschrieben werde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layer="layout" svg:width="25.199cm" svg:height="5.302cm" svg:x="1.4cm" svg:y="-0.061cm" presentation:class="title">
          <draw:text-box>
            <text:p>Welche Wellenlängenänderung <text:s text:c="3"/><text:span text:style-name="T135"><text:s text:c="5"/>tritt bei der Streuung von Röntgenstrahlung an schwach gebundenen Elektronen auf? Wovon hängt diese ab?</text:span></text:p>
          </draw:text-box>
        </draw:frame>
        <draw:frame presentation:style-name="pr1" draw:layer="layout" svg:width="25.199cm" svg:height="12.18cm" svg:x="1.4cm" svg:y="4.914cm" presentation:class="subtitle" presentation:placeholder="true">
          <draw:text-box/>
        </draw:frame>
        <draw:frame draw:style-name="gr1" draw:text-style-name="P3" draw:layer="layout" svg:width="1.68cm" svg:height="0.66cm" svg:x="14.333cm" svg:y="1.316cm">
          <text:p/>
          <draw:object xlink:href="./Object 28"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layer="layout" svg:width="25.199cm" svg:height="3.506cm" svg:x="1.4cm" svg:y="0.837cm" presentation:class="title">
          <draw:text-box>
            <text:p>Wie erklärt man sich die unverschobene Linie in der gestreuten Strahl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layer="layout" svg:width="25.199cm" svg:height="3.506cm" svg:x="1.4cm" svg:y="0.837cm" presentation:class="title">
          <draw:text-box>
            <text:p>Was versteht man beim Licht unter dem <text:span text:style-name="T136">Teilchen-Welle-Dualismus</text:span><text:span text:style-name="T137">?</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layer="layout" svg:width="25.199cm" svg:height="6.013cm" svg:x="1.4cm" svg:y="-0.416cm" presentation:class="title">
          <draw:text-box>
            <text:p>Kommentieren Sie die schwerwiegendsten Widersprüche zwischen dem Rutherford-Modell und dem entsprechenden experimentellen Befund.</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layer="layout" svg:width="25.199cm" svg:height="3.506cm" svg:x="1.4cm" svg:y="0.837cm" presentation:class="title">
          <draw:text-box>
            <text:p>Welche Rydberg-Serien des Wasserstoffatoms sind experimentell beobachtbar?</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layer="layout" svg:width="25.199cm" svg:height="3.506cm" svg:x="1.4cm" svg:y="0.837cm" presentation:class="title">
          <draw:text-box>
            <text:p>Was versteht man unter der <text:span text:style-name="T136">Seriengrenze</text:span><text:span text:style-name="T137"> einer Rydberg-Serie?</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layer="layout" svg:width="25.199cm" svg:height="3.506cm" svg:x="1.4cm" svg:y="0.837cm" presentation:class="title">
          <draw:text-box>
            <text:p>Welche Rydberg-Serie des H-Atoms liegt im sichtbaren Spektralberei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Standard" presentation:presentation-page-layout-name="AL1T0">
        <draw:frame presentation:style-name="pr2" draw:layer="layout" svg:width="25.199cm" svg:height="3.506cm" svg:x="1.4cm" svg:y="0.837cm" presentation:class="title">
          <draw:text-box>
            <text:p>Was besagt das Ritzsche Kombinations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layer="layout" svg:width="25.199cm" svg:height="3.506cm" svg:x="1.4cm" svg:y="0.837cm" presentation:class="title">
          <draw:text-box>
            <text:p>Formulieren und interpretieren Sie die Bohrschen Postulat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layer="layout" svg:width="25.199cm" svg:height="3.506cm" svg:x="1.4cm" svg:y="0.837cm" presentation:class="title">
          <draw:text-box>
            <text:p>Was definiert den <text:span text:style-name="T136">Grundzustand</text:span><text:span text:style-name="T137"> eines Atoms?</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layer="layout" svg:width="25.199cm" svg:height="4.51cm" svg:x="1.4cm" svg:y="0.335cm" presentation:class="title">
          <draw:text-box>
            <text:p>Erinnern Sie sich an die Bedeutung und das Zustandekommen der Hamilton-Jacobi-Differentialgleich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layer="layout" svg:width="25.199cm" svg:height="3.506cm" svg:x="1.4cm" svg:y="0.837cm" presentation:class="title">
          <draw:text-box>
            <text:p>Was sind Wirkungs- und Winkelvariabl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2" draw:layer="layout" svg:width="25.199cm" svg:height="3.506cm" svg:x="1.4cm" svg:y="0.837cm" presentation:class="title">
          <draw:text-box>
            <text:p>Welche Bedeutung hat die Rydberg-Energ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Standard" presentation:presentation-page-layout-name="AL1T0">
        <draw:frame presentation:style-name="pr2" draw:layer="layout" svg:width="25.199cm" svg:height="3.506cm" svg:x="1.4cm" svg:y="0.837cm" presentation:class="title">
          <draw:text-box>
            <text:p>Was ist eine <text:span text:style-name="T136">Eigenwirkungsvariable</text:span><text:span text:style-name="T137">?</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placeholder="true">
            <draw:text-box/>
          </draw:frame>
        </presentation:notes>
      </draw:page>
      <draw:page draw:name="page92" draw:style-name="dp3" draw:master-page-name="Standard" presentation:presentation-page-layout-name="AL1T0">
        <draw:frame presentation:style-name="pr2" draw:layer="layout" svg:width="25.199cm" svg:height="3.506cm" svg:x="1.4cm" svg:y="0.837cm" presentation:class="title">
          <draw:text-box>
            <text:p>Formulieren Sie die Bohr-Sommerfeldsche Quantenhypothes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layer="layout" svg:width="25.199cm" svg:height="3.506cm" svg:x="1.4cm" svg:y="0.837cm" presentation:class="title">
          <draw:text-box>
            <text:p>Wie ist die <text:span text:style-name="T136">Hauptquantenzahl n</text:span><text:span text:style-name="T137"> definiert?</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layer="layout" svg:width="25.199cm" svg:height="3.506cm" svg:x="1.4cm" svg:y="0.837cm" presentation:class="title">
          <draw:text-box>
            <text:p>Was bezeichnet man als <text:span text:style-name="T136">Mitbewegungseffekt</text:span><text:span text:style-name="T137">?</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Erläutern Sie das Korrespondenzprinzip.</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die Grundgleichung der „älteren“ Quantentheori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Welchen Überlegung liegt der Hasenöhrlschen Quantenbedingung zugrunde?</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layer="layout" svg:width="25.199cm" svg:height="3.506cm" svg:x="1.4cm" svg:y="0.837cm" presentation:class="title">
          <draw:text-box>
            <text:p>Wie folgt die Phasenintegralquantisierung aus der Hasenöhrlschen Bedingung?</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layer="layout" svg:width="25.199cm" svg:height="4.762cm" svg:x="1.4cm" svg:y="0.209cm" presentation:class="title">
          <draw:text-box>
            <text:p>Wie kann man sich im Rahmen der „älteren“ Quantentheorie die Nebenquantenzahl <text:span text:style-name="T136">l</text:span><text:span text:style-name="T137"> und die magnetische Quantenzahl </text:span><text:span text:style-name="T136">m</text:span><text:span text:style-name="T138">l</text:span><text:span text:style-name="T139"> erklären?</text:span></text:p>
          </draw:text-box>
        </draw:frame>
        <draw:frame presentation:style-name="pr1" draw:layer="layout" svg:width="25.199cm" svg:height="12.18cm" svg:x="1.4cm" svg:y="4.914cm" presentation:class="subtitle" presentation:placeholder="true">
          <draw:text-box/>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Times New Roman2" svg:font-family="'Times New Roman'" style:font-adornments="Standard" style:font-family-generic="roman"/>
    <style:font-face style:name="Arial5" svg:font-family="Arial" style:font-family-generic="swiss"/>
    <style:font-face style:name="Arial2" svg:font-family="Arial" style:font-adornments="Regular"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1" svg:font-family="Arial" style:font-adornments="Regular"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Ebrima4" svg:font-family="Ebrima"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3T12:59:46.455000000</dc:date>
    <meta:generator>LibreOffice/4.1.4.2$Windows_x86 LibreOffice_project/0a0440ccc0227ad9829de5f46be37cfb6edcf72</meta:generator>
    <meta:document-statistic meta:object-count="478"/>
  </office:meta>
</office:document-meta>
</file>

<file path=Object 1/content.xml><?xml version="1.0" encoding="utf-8"?>
<math xmlns="http://www.w3.org/1998/Math/MathML"/>
</file>

<file path=Object 27/content.xml><?xml version="1.0" encoding="utf-8"?>
<math xmlns="http://www.w3.org/1998/Math/MathML">
  <semantics>
    <mrow>
      <msub>
        <mo stretchy="false">ν</mo>
        <mtext>g</mtext>
      </msub>
    </mrow>
    <annotation encoding="StarMath 5.0">%iny_"g"</annotation>
  </semantics>
</math>
</file>

<file path=Object 28/content.xml><?xml version="1.0" encoding="utf-8"?>
<math xmlns="http://www.w3.org/1998/Math/MathML">
  <semantics>
    <mrow>
      <mo stretchy="false">Δ</mo>
      <mo stretchy="false">λ</mo>
    </mrow>
    <annotation encoding="StarMath 5.0">%DELTA %ilambda </annotation>
  </semantics>
</math>
</file>

<file path=Object 9/content.xml><?xml version="1.0" encoding="utf-8"?>
<math xmlns="http://www.w3.org/1998/Math/MathML"/>
</file>